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7800000078204F9840E8B211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977cm"/>
    </style:style>
    <style:style style:name="Tabla1.B" style:family="table-column">
      <style:table-column-properties style:column-width="15.023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e3e3e3" fo:border-bottom="0.75pt solid #e3e3e3"/>
    </style:style>
    <style:style style:name="Tabla1.B1" style:family="table-cell">
      <style:table-cell-properties style:vertical-align="middle" fo:padding="0.049cm" fo:border="0.05pt solid #e3e3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e3e3e3"/>
    </style:style>
    <style:style style:name="Tabla1.B2" style:family="table-cell">
      <style:table-cell-properties style:vertical-align="middle" fo:padding-left="0cm" fo:padding-right="0.049cm" fo:padding-top="0cm" fo:padding-bottom="0.049cm" fo:border-left="none" fo:border-right="0.75pt solid #e3e3e3" fo:border-top="none" fo:border-bottom="0.75pt solid #e3e3e3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.977cm"/>
    </style:style>
    <style:style style:name="Tabla2.B" style:family="table-column">
      <style:table-column-properties style:column-width="15.023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e3e3e3" fo:border-bottom="0.75pt solid #e3e3e3"/>
    </style:style>
    <style:style style:name="Tabla2.B1" style:family="table-cell">
      <style:table-cell-properties style:vertical-align="middle" fo:padding="0.049cm" fo:border="0.05pt solid #e3e3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e3e3e3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0.75pt solid #e3e3e3" fo:border-top="none" fo:border-bottom="0.75pt solid #e3e3e3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3.007cm"/>
    </style:style>
    <style:style style:name="Tabla3.B" style:family="table-column">
      <style:table-column-properties style:column-width="13.993cm"/>
    </style:style>
    <style:style style:name="Tabla3.A1" style:family="table-cell">
      <style:table-cell-properties style:vertical-align="middle" fo:padding-left="0cm" fo:padding-right="0cm" fo:padding-top="0.049cm" fo:padding-bottom="0.049cm" fo:border-left="none" fo:border-right="none" fo:border-top="0.75pt solid #e3e3e3" fo:border-bottom="0.75pt solid #e3e3e3"/>
    </style:style>
    <style:style style:name="Tabla3.B1" style:family="table-cell">
      <style:table-cell-properties style:vertical-align="middle" fo:padding="0.049cm" fo:border="0.05pt solid #e3e3e3"/>
    </style:style>
    <style:style style:name="Tabla3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e3e3e3"/>
    </style:style>
    <style:style style:name="Tabla3.B2" style:family="table-cell">
      <style:table-cell-properties style:vertical-align="middle" fo:padding-left="0cm" fo:padding-right="0.049cm" fo:padding-top="0cm" fo:padding-bottom="0.049cm" fo:border-left="none" fo:border-right="0.75pt solid #e3e3e3" fo:border-top="none" fo:border-bottom="0.75pt solid #e3e3e3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1.977cm"/>
    </style:style>
    <style:style style:name="Tabla4.B" style:family="table-column">
      <style:table-column-properties style:column-width="10.802cm"/>
    </style:style>
    <style:style style:name="Tabla4.C" style:family="table-column">
      <style:table-column-properties style:column-width="4.221cm"/>
    </style:style>
    <style:style style:name="Tabla4.A1" style:family="table-cell">
      <style:table-cell-properties style:vertical-align="middle" fo:padding-left="0cm" fo:padding-right="0cm" fo:padding-top="0.049cm" fo:padding-bottom="0.049cm" fo:border-left="none" fo:border-right="none" fo:border-top="0.75pt solid #e3e3e3" fo:border-bottom="0.75pt solid #e3e3e3"/>
    </style:style>
    <style:style style:name="Tabla4.C1" style:family="table-cell">
      <style:table-cell-properties style:vertical-align="middle" fo:padding="0.049cm" fo:border="0.05pt solid #e3e3e3"/>
    </style:style>
    <style:style style:name="Tabla4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e3e3e3"/>
    </style:style>
    <style:style style:name="Tabla4.C2" style:family="table-cell">
      <style:table-cell-properties style:vertical-align="middle" fo:padding-left="0cm" fo:padding-right="0.049cm" fo:padding-top="0cm" fo:padding-bottom="0.049cm" fo:border-left="none" fo:border-right="0.75pt solid #e3e3e3" fo:border-top="none" fo:border-bottom="0.75pt solid #e3e3e3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1.886cm"/>
    </style:style>
    <style:style style:name="Tabla5.B" style:family="table-column">
      <style:table-column-properties style:column-width="7.952cm"/>
    </style:style>
    <style:style style:name="Tabla5.C" style:family="table-column">
      <style:table-column-properties style:column-width="7.163cm"/>
    </style:style>
    <style:style style:name="Tabla5.A1" style:family="table-cell">
      <style:table-cell-properties style:vertical-align="middle" fo:padding-left="0cm" fo:padding-right="0cm" fo:padding-top="0.049cm" fo:padding-bottom="0.049cm" fo:border-left="none" fo:border-right="none" fo:border-top="0.75pt solid #e3e3e3" fo:border-bottom="0.75pt solid #e3e3e3"/>
    </style:style>
    <style:style style:name="Tabla5.C1" style:family="table-cell">
      <style:table-cell-properties style:vertical-align="middle" fo:padding="0.049cm" fo:border="0.05pt solid #e3e3e3"/>
    </style:style>
    <style:style style:name="Tabla5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e3e3e3"/>
    </style:style>
    <style:style style:name="Tabla5.C2" style:family="table-cell">
      <style:table-cell-properties style:vertical-align="middle" fo:padding-left="0cm" fo:padding-right="0.049cm" fo:padding-top="0cm" fo:padding-bottom="0.049cm" fo:border-left="none" fo:border-right="0.75pt solid #e3e3e3" fo:border-top="none" fo:border-bottom="0.75pt solid #e3e3e3"/>
    </style:style>
    <style:style style:name="P1" style:family="paragraph" style:parent-style-name="Header">
      <style:text-properties officeooo:rsid="0004e427" officeooo:paragraph-rsid="0004e427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e3e3e3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Heading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7" style:family="paragraph" style:parent-style-name="Preformatted_20_Text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8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9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e3e3e3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loext:padding="0.049cm" loext:border="0.06pt solid #e3e3e3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e3e3e3"/>
    </style:style>
    <style:style style:name="P12" style:family="paragraph" style:parent-style-name="Standard">
      <style:paragraph-properties fo:break-before="page"/>
      <style:text-properties officeooo:rsid="00159112" officeooo:paragraph-rsid="0006d346" loext:padding="0.049cm" loext:border="0.06pt solid #e3e3e3"/>
    </style:style>
    <style:style style:name="P13" style:family="paragraph" style:parent-style-name="Text_20_body">
      <style:text-properties officeooo:rsid="00159112" officeooo:paragraph-rsid="0006d346"/>
    </style:style>
    <style:style style:name="P14" style:family="paragraph" style:parent-style-name="Heading_20_1">
      <style:text-properties officeooo:rsid="0006d346" officeooo:paragraph-rsid="0006d346"/>
    </style:style>
    <style:style style:name="P15" style:family="paragraph" style:parent-style-name="Heading_20_3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16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.049cm" fo:border="0.06pt solid #e3e3e3"/>
    </style:style>
    <style:style style:name="P17" style:family="paragraph" style:parent-style-name="Preformatted_20_Text" style:list-style-name="L4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18" style:family="paragraph" style:parent-style-name="Preformatted_20_Text" style:list-style-name="L5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19" style:family="paragraph" style:parent-style-name="Preformatted_20_Text" style:list-style-name="L6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20" style:family="paragraph" style:parent-style-name="Preformatted_20_Text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21" style:family="paragraph" style:parent-style-name="Preformatted_20_Text" style:list-style-name="L20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22" style:family="paragraph" style:parent-style-name="Preformatted_20_Text" style:list-style-name="L23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23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fo:padding="0.049cm" fo:border="0.06pt solid #e3e3e3"/>
    </style:style>
    <style:style style:name="P24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.049cm" fo:border="0.06pt solid #e3e3e3"/>
    </style:style>
    <style:style style:name="P2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e3e3e3"/>
    </style:style>
    <style:style style:name="P26" style:family="paragraph" style:parent-style-name="Preformatted_20_Text">
      <style:paragraph-properties fo:margin-left="0cm" fo:margin-right="0cm" fo:text-indent="0cm" style:auto-text-indent="false" fo:padding="0.049cm" fo:border="0.06pt solid #e3e3e3"/>
    </style:style>
    <style:style style:name="P27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fo:padding="0.049cm" fo:border="0.06pt solid #e3e3e3"/>
    </style:style>
    <style:style style:name="P28" style:family="paragraph" style:parent-style-name="Preformatted_20_Text">
      <style:paragraph-properties fo:margin-top="0cm" fo:margin-bottom="0.499cm" style:contextual-spacing="false" fo:padding="0.049cm" fo:border="0.06pt solid #e3e3e3"/>
    </style:style>
    <style:style style:name="P29" style:family="paragraph" style:parent-style-name="Preformatted_20_Text">
      <style:paragraph-properties fo:padding="0.049cm" fo:border="0.06pt solid #e3e3e3"/>
    </style:style>
    <style:style style:name="P30" style:family="paragraph" style:parent-style-name="Preformatted_20_Text" style:list-style-name="L23">
      <style:paragraph-properties fo:margin-top="0cm" fo:margin-bottom="0.499cm" style:contextual-spacing="false" fo:padding="0.049cm" fo:border="0.06pt solid #e3e3e3"/>
    </style:style>
    <style:style style:name="P31" style:family="paragraph" style:parent-style-name="Preformatted_20_Text" style:list-style-name="L23">
      <style:paragraph-properties fo:margin-left="0cm" fo:margin-right="0cm" fo:margin-top="0cm" fo:margin-bottom="0.499cm" style:contextual-spacing="false" fo:text-indent="0cm" style:auto-text-indent="false" fo:padding="0.049cm" fo:border="0.06pt solid #e3e3e3"/>
    </style:style>
    <style:style style:name="P32" style:family="paragraph" style:parent-style-name="Preformatted_20_Text" style:list-style-name="L23">
      <style:paragraph-properties fo:margin-left="0cm" fo:margin-right="0cm" fo:text-indent="0cm" style:auto-text-indent="false" fo:padding="0.049cm" fo:border="0.06pt solid #e3e3e3"/>
    </style:style>
    <style:style style:name="P33" style:family="paragraph" style:parent-style-name="Preformatted_20_Text" style:list-style-name="L23">
      <style:paragraph-properties fo:padding="0.049cm" fo:border="0.06pt solid #e3e3e3"/>
    </style:style>
    <style:style style:name="P34" style:family="paragraph" style:parent-style-name="Table_20_Contents">
      <style:paragraph-properties fo:margin-left="0cm" fo:margin-right="0cm" fo:text-indent="0cm" style:auto-text-indent="false"/>
    </style:style>
    <style:style style:name="P35" style:family="paragraph" style:parent-style-name="Table_20_Heading">
      <style:paragraph-properties fo:margin-left="0cm" fo:margin-right="0cm" fo:text-indent="0cm" style:auto-text-indent="false"/>
    </style:style>
    <style:style style:name="P36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37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38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</style:style>
    <style:style style:name="P39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</style:style>
    <style:style style:name="P40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41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loext:padding="0.049cm" loext:border="0.06pt solid #e3e3e3"/>
    </style:style>
    <style:style style:name="P43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e3e3e3"/>
    </style:style>
    <style:style style:name="P45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loext:padding="0.049cm" loext:border="0.06pt solid #e3e3e3"/>
    </style:style>
    <style:style style:name="P46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loext:padding="0.049cm" loext:border="0.06pt solid #e3e3e3"/>
    </style:style>
    <style:style style:name="P47" style:family="paragraph" style:parent-style-name="Text_20_body" style:list-style-name="L21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48" style:family="paragraph" style:parent-style-name="Text_20_body" style:list-style-name="L22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49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loext:padding="0.049cm" loext:border="0.06pt solid #e3e3e3"/>
    </style:style>
    <style:style style:name="P50" style:family="paragraph" style:parent-style-name="Text_20_body" style:list-style-name="L23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51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</style:style>
    <style:style style:name="P52" style:family="paragraph" style:parent-style-name="Text_20_body" style:list-style-name="L6">
      <style:paragraph-properties fo:margin-left="0cm" fo:margin-right="0cm" fo:text-indent="0cm" style:auto-text-indent="false" fo:padding="0.049cm" fo:border="0.06pt solid #e3e3e3"/>
    </style:style>
    <style:style style:name="P53" style:family="paragraph" style:parent-style-name="Text_20_body" style:list-style-name="L7">
      <style:paragraph-properties fo:margin-left="0cm" fo:margin-right="0cm" fo:text-indent="0cm" style:auto-text-indent="false" fo:padding="0.049cm" fo:border="0.06pt solid #e3e3e3"/>
    </style:style>
    <style:style style:name="P5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55" style:family="paragraph" style:parent-style-name="Text_20_body" style:list-style-name="L8">
      <style:paragraph-properties fo:margin-left="0cm" fo:margin-right="0cm" fo:text-indent="0cm" style:auto-text-indent="false" fo:padding="0.049cm" fo:border="0.06pt solid #e3e3e3"/>
    </style:style>
    <style:style style:name="P56" style:family="paragraph" style:parent-style-name="Text_20_body" style:list-style-name="L9">
      <style:paragraph-properties fo:margin-left="0cm" fo:margin-right="0cm" fo:text-indent="0cm" style:auto-text-indent="false" fo:padding="0.049cm" fo:border="0.06pt solid #e3e3e3"/>
    </style:style>
    <style:style style:name="P57" style:family="paragraph" style:parent-style-name="Text_20_body" style:list-style-name="L10">
      <style:paragraph-properties fo:margin-left="0cm" fo:margin-right="0cm" fo:text-indent="0cm" style:auto-text-indent="false" fo:padding="0.049cm" fo:border="0.06pt solid #e3e3e3"/>
    </style:style>
    <style:style style:name="P58" style:family="paragraph" style:parent-style-name="Text_20_body" style:list-style-name="L11">
      <style:paragraph-properties fo:margin-left="0cm" fo:margin-right="0cm" fo:text-indent="0cm" style:auto-text-indent="false" fo:padding="0.049cm" fo:border="0.06pt solid #e3e3e3"/>
    </style:style>
    <style:style style:name="P59" style:family="paragraph" style:parent-style-name="Text_20_body" style:list-style-name="L12">
      <style:paragraph-properties fo:margin-left="0cm" fo:margin-right="0cm" fo:text-indent="0cm" style:auto-text-indent="false" fo:padding="0.049cm" fo:border="0.06pt solid #e3e3e3"/>
    </style:style>
    <style:style style:name="P60" style:family="paragraph" style:parent-style-name="Text_20_body" style:list-style-name="L13">
      <style:paragraph-properties fo:margin-left="0cm" fo:margin-right="0cm" fo:text-indent="0cm" style:auto-text-indent="false" fo:padding="0.049cm" fo:border="0.06pt solid #e3e3e3"/>
    </style:style>
    <style:style style:name="P61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62" style:family="paragraph" style:parent-style-name="Text_20_body" style:list-style-name="L14">
      <style:paragraph-properties fo:margin-left="0cm" fo:margin-right="0cm" fo:text-indent="0cm" style:auto-text-indent="false" fo:padding="0.049cm" fo:border="0.06pt solid #e3e3e3"/>
    </style:style>
    <style:style style:name="P63" style:family="paragraph" style:parent-style-name="Text_20_body" style:list-style-name="L15">
      <style:paragraph-properties fo:margin-left="0cm" fo:margin-right="0cm" fo:text-indent="0cm" style:auto-text-indent="false" fo:padding="0.049cm" fo:border="0.06pt solid #e3e3e3"/>
    </style:style>
    <style:style style:name="P64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65" style:family="paragraph" style:parent-style-name="Text_20_body" style:list-style-name="L16">
      <style:paragraph-properties fo:margin-left="0cm" fo:margin-right="0cm" fo:text-indent="0cm" style:auto-text-indent="false" fo:padding="0.049cm" fo:border="0.06pt solid #e3e3e3"/>
    </style:style>
    <style:style style:name="P66" style:family="paragraph" style:parent-style-name="Text_20_body" style:list-style-name="L17">
      <style:paragraph-properties fo:margin-left="0cm" fo:margin-right="0cm" fo:text-indent="0cm" style:auto-text-indent="false" fo:padding="0.049cm" fo:border="0.06pt solid #e3e3e3"/>
    </style:style>
    <style:style style:name="P67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68" style:family="paragraph" style:parent-style-name="Text_20_body" style:list-style-name="L18">
      <style:paragraph-properties fo:margin-left="0cm" fo:margin-right="0cm" fo:text-indent="0cm" style:auto-text-indent="false" fo:padding="0.049cm" fo:border="0.06pt solid #e3e3e3"/>
    </style:style>
    <style:style style:name="P69" style:family="paragraph" style:parent-style-name="Text_20_body">
      <style:text-properties officeooo:paragraph-rsid="0006d346"/>
    </style:style>
    <style:style style:name="P70" style:family="paragraph" style:parent-style-name="Text_20_body">
      <style:text-properties officeooo:rsid="00159112" officeooo:paragraph-rsid="0006d346"/>
    </style:style>
    <style:style style:name="P71" style:family="paragraph" style:parent-style-name="Text_20_body">
      <style:text-properties officeooo:rsid="00159112" officeooo:paragraph-rsid="0006d346" loext:padding="0.049cm" loext:border="0.06pt solid #e3e3e3"/>
    </style:style>
    <style:style style:name="P72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73" style:family="paragraph" style:parent-style-name="Text_20_body" style:list-style-name="L19">
      <style:paragraph-properties fo:margin-left="0cm" fo:margin-right="0cm" fo:text-indent="0cm" style:auto-text-indent="false" fo:padding="0.049cm" fo:border="0.06pt solid #e3e3e3"/>
    </style:style>
    <style:style style:name="P74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75" style:family="paragraph" style:parent-style-name="Text_20_body" style:list-style-name="L20">
      <style:paragraph-properties fo:margin-left="0cm" fo:margin-right="0cm" fo:text-indent="0cm" style:auto-text-indent="false" fo:padding="0.049cm" fo:border="0.06pt solid #e3e3e3"/>
    </style:style>
    <style:style style:name="P76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77" style:family="paragraph" style:parent-style-name="Text_20_body" style:list-style-name="L23">
      <style:paragraph-properties fo:margin-left="0cm" fo:margin-right="0cm" fo:text-indent="0cm" style:auto-text-indent="false" fo:padding="0.049cm" fo:border="0.06pt solid #e3e3e3"/>
    </style:style>
    <style:style style:name="P78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79" style:family="paragraph" style:parent-style-name="Text_20_body" style:list-style-name="L24">
      <style:paragraph-properties fo:margin-left="0cm" fo:margin-right="0cm" fo:text-indent="0cm" style:auto-text-indent="false" fo:padding="0.049cm" fo:border="0.06pt solid #e3e3e3"/>
    </style:style>
    <style:style style:name="P80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81" style:family="paragraph" style:parent-style-name="Text_20_body" style:list-style-name="L25">
      <style:paragraph-properties fo:margin-left="0cm" fo:margin-right="0cm" fo:text-indent="0cm" style:auto-text-indent="false" fo:padding="0.049cm" fo:border="0.06pt solid #e3e3e3"/>
    </style:style>
    <style:style style:name="P82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83" style:family="paragraph" style:parent-style-name="Text_20_body" style:list-style-name="L26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officeooo:rsid="00189ea1"/>
    </style:style>
    <style:style style:name="T2" style:family="text">
      <style:text-properties loext:padding="0.049cm" loext:border="0.06pt solid #e3e3e3"/>
    </style:style>
    <style:style style:name="T3" style:family="text">
      <style:text-properties officeooo:rsid="0019dd2c"/>
    </style:style>
    <style:style style:name="T4" style:family="text">
      <style:text-properties officeooo:rsid="001b13d2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e3e3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3" text:anchor-type="page" text:anchor-page-number="1" svg:x="0.635cm" svg:y="0.635cm" svg:width="1.27cm" draw:z-index="15">
        <draw:text-box fo:min-height="1.27cm">
          <text:p text:style-name="P2"/>
        </draw:text-box>
      </draw:frame>
      <draw:frame draw:style-name="fr1" draw:name="Marco18" text:anchor-type="page" text:anchor-page-number="1" svg:x="0.635cm" svg:y="0.635cm" svg:width="1.27cm" draw:z-index="6">
        <draw:text-box fo:min-height="1.27cm">
          <text:p text:style-name="P2"/>
        </draw:text-box>
      </draw:frame>
      <draw:frame draw:style-name="fr1" draw:name="Marco10" text:anchor-type="page" text:anchor-page-number="1" svg:x="0.635cm" svg:y="0.635cm" svg:width="1.27cm" draw:z-index="5">
        <draw:text-box fo:min-height="1.27cm">
          <text:p text:style-name="P2"/>
        </draw:text-box>
      </draw:frame>
      <draw:frame draw:style-name="fr1" draw:name="Marco4" text:anchor-type="page" text:anchor-page-number="1" svg:x="0.635cm" svg:y="0.635cm" svg:width="1.27cm" draw:z-index="4">
        <draw:text-box fo:min-height="1.27cm">
          <text:p text:style-name="P2"/>
        </draw:text-box>
      </draw:frame>
      <draw:frame draw:style-name="fr1" draw:name="Marco2" text:anchor-type="page" text:anchor-page-number="1" svg:x="0.635cm" svg:y="0.635cm" svg:width="1.27cm" draw:z-index="0">
        <draw:text-box fo:min-height="1.27cm">
          <text:p text:style-name="P2"/>
        </draw:text-box>
      </draw:frame>
      <draw:frame draw:style-name="fr1" draw:name="Marco12" text:anchor-type="page" text:anchor-page-number="1" svg:x="0.635cm" svg:y="0.635cm" svg:width="1.27cm" draw:z-index="1">
        <draw:text-box fo:min-height="1.27cm">
          <text:p text:style-name="P2"/>
        </draw:text-box>
      </draw:frame>
      <draw:frame draw:style-name="fr1" draw:name="Marco19" text:anchor-type="page" text:anchor-page-number="1" svg:x="0.635cm" svg:y="0.635cm" svg:width="1.27cm" draw:z-index="2">
        <draw:text-box fo:min-height="1.27cm">
          <text:p text:style-name="P2"/>
        </draw:text-box>
      </draw:frame>
      <draw:frame draw:style-name="fr1" draw:name="Marco26" text:anchor-type="page" text:anchor-page-number="1" svg:x="0.635cm" svg:y="0.635cm" svg:width="1.27cm" draw:z-index="3">
        <draw:text-box fo:min-height="1.27cm">
          <text:p text:style-name="P2"/>
        </draw:text-box>
      </draw:frame>
      <draw:frame draw:style-name="fr1" draw:name="Marco1" text:anchor-type="page" text:anchor-page-number="1" svg:x="0.635cm" svg:y="0.635cm" svg:width="1.27cm" draw:z-index="7">
        <draw:text-box fo:min-height="1.27cm">
          <text:p text:style-name="P2"/>
        </draw:text-box>
      </draw:frame>
      <draw:frame draw:style-name="fr1" draw:name="Marco5" text:anchor-type="page" text:anchor-page-number="1" svg:x="0.635cm" svg:y="0.635cm" svg:width="1.27cm" draw:z-index="8">
        <draw:text-box fo:min-height="1.27cm">
          <text:p text:style-name="P2"/>
        </draw:text-box>
      </draw:frame>
      <draw:frame draw:style-name="fr1" draw:name="Marco7" text:anchor-type="page" text:anchor-page-number="1" svg:x="0.635cm" svg:y="0.635cm" svg:width="1.27cm" draw:z-index="9">
        <draw:text-box fo:min-height="1.27cm">
          <text:p text:style-name="P2"/>
        </draw:text-box>
      </draw:frame>
      <draw:frame draw:style-name="fr1" draw:name="Marco9" text:anchor-type="page" text:anchor-page-number="1" svg:x="0.635cm" svg:y="0.635cm" svg:width="1.27cm" draw:z-index="10">
        <draw:text-box fo:min-height="1.27cm">
          <text:p text:style-name="P2"/>
        </draw:text-box>
      </draw:frame>
      <draw:frame draw:style-name="fr1" draw:name="Marco13" text:anchor-type="page" text:anchor-page-number="1" svg:x="0.635cm" svg:y="0.635cm" svg:width="1.27cm" draw:z-index="11">
        <draw:text-box fo:min-height="1.27cm">
          <text:p text:style-name="P2"/>
        </draw:text-box>
      </draw:frame>
      <draw:frame draw:style-name="fr1" draw:name="Marco15" text:anchor-type="page" text:anchor-page-number="1" svg:x="0.635cm" svg:y="0.635cm" svg:width="1.27cm" draw:z-index="12">
        <draw:text-box fo:min-height="1.27cm">
          <text:p text:style-name="P2"/>
        </draw:text-box>
      </draw:frame>
      <draw:frame draw:style-name="fr1" draw:name="Marco21" text:anchor-type="page" text:anchor-page-number="1" svg:x="0.635cm" svg:y="0.635cm" svg:width="1.27cm" draw:z-index="13">
        <draw:text-box fo:min-height="1.27cm">
          <text:p text:style-name="P2"/>
        </draw:text-box>
      </draw:frame>
      <draw:frame draw:style-name="fr1" draw:name="Marco23" text:anchor-type="page" text:anchor-page-number="1" svg:x="0.635cm" svg:y="0.635cm" svg:width="1.27cm" draw:z-index="14">
        <draw:text-box fo:min-height="1.27cm">
          <text:p text:style-name="P2"/>
        </draw:text-box>
      </draw:frame>
      <text:h text:style-name="P14" text:outline-level="1"><text:span text:style-name="T1">0</text:span><text:span text:style-name="T4">6</text:span>-<text:span text:style-name="T1">3</text:span>-2024</text:h>
      <text:p text:style-name="P69"><text:a xlink:type="simple" xlink:href="https://learning.lpi.org/pdfstore/LPI-Learning-Material-101-500-es.pdf" text:style-name="Internet_20_link" text:visited-style-name="Visited_20_Internet_20_Link"/></text:p>
      <text:p text:style-name="P69"><text:a xlink:type="simple" xlink:href="https://learning.lpi.org/pdfstore/LPI-Learning-Material-101-500-es.pdf" text:style-name="Internet_20_link" text:visited-style-name="Visited_20_Internet_20_Link"/></text:p>
      <text:p text:style-name="P69"><text:a xlink:type="simple" xlink:href="https://learning.lpi.org/pdfstore/LPI-Learning-Material-101-500-es.pdf" text:style-name="Internet_20_link" text:visited-style-name="Visited_20_Internet_20_Link">https://learning.lpi.org/pdfstore/LPI-Learning-Material-101-500-es.pdf</text:a></text:p>
      <text:p text:style-name="P69"/>
      <text:p text:style-name="P69"/>
      <text:p text:style-name="P69"/>
      <text:p text:style-name="P71">En el contexto de sistemas operativos como Unix/Linux y Windows, los comandos internos y externos se refieren a diferentes tipos de comandos que pueden ejecutarse desde la línea de comandos o la terminal.</text:p>
      <text:list text:style-name="L19">
        <text:list-item>
          <text:p text:style-name="P73"><text:span text:style-name="Strong_20_Emphasis"><text:span text:style-name="T2">Comandos internos</text:span></text:span><text:span text:style-name="T2">: Son aquellos que están integrados directamente en el intérprete de comandos o shell. Estos comandos son parte del propio shell y no requieren que se cargue ningún programa adicional para ejecutarlos. Ejemplos comunes de comandos internos incluyen </text:span><text:span text:style-name="Source_20_Text"><text:span text:style-name="T2">cd</text:span></text:span><text:span text:style-name="T2">, </text:span><text:span text:style-name="Source_20_Text"><text:span text:style-name="T2">echo</text:span></text:span><text:span text:style-name="T2">, </text:span><text:span text:style-name="Source_20_Text"><text:span text:style-name="T2">pwd</text:span></text:span><text:span text:style-name="T2"> en Unix/Linux, y </text:span><text:span text:style-name="Source_20_Text"><text:span text:style-name="T2">dir</text:span></text:span><text:span text:style-name="T2">, </text:span><text:span text:style-name="Source_20_Text"><text:span text:style-name="T2">cls</text:span></text:span><text:span text:style-name="T2">, </text:span><text:span text:style-name="Source_20_Text"><text:span text:style-name="T2">echo</text:span></text:span><text:span text:style-name="T2"> en Windows.</text:span></text:p>
        </text:list-item>
        <text:list-item>
          <text:p text:style-name="P73"><text:span text:style-name="Strong_20_Emphasis"><text:span text:style-name="T2">Comandos externos</text:span></text:span><text:span text:style-name="T2">: Son programas independientes almacenados como archivos ejecutables en el sistema de archivos. Estos programas pueden ser escritos en cualquier lenguaje de programación compatible y luego compilados o interpretados en un archivo ejecutable. Cuando se ingresa un comando externo en la línea de comandos, el sistema operativo busca y ejecuta el archivo ejecutable correspondiente desde alguna ubicación especificada en las variables de entorno. Ejemplos de comandos externos incluyen </text:span><text:span text:style-name="Source_20_Text"><text:span text:style-name="T2">ls</text:span></text:span><text:span text:style-name="T2">, </text:span><text:span text:style-name="Source_20_Text"><text:span text:style-name="T2">grep</text:span></text:span><text:span text:style-name="T2">, </text:span><text:span text:style-name="Source_20_Text"><text:span text:style-name="T2">awk</text:span></text:span><text:span text:style-name="T2"> en Unix/Linux, y </text:span><text:span text:style-name="Source_20_Text"><text:span text:style-name="T2">ping</text:span></text:span><text:span text:style-name="T2">, </text:span><text:span text:style-name="Source_20_Text"><text:span text:style-name="T2">ipconfig</text:span></text:span><text:span text:style-name="T2">, </text:span><text:span text:style-name="Source_20_Text"><text:span text:style-name="T2">xcopy</text:span></text:span><text:span text:style-name="T2"> en Windows.</text:span></text:p>
        </text:list-item>
      </text:list>
      <text:p text:style-name="P8">La diferencia clave entre estos dos tipos de comandos radica en cómo se ejecutan y manejan. Los comandos internos se ejecutan directamente dentro del proceso del shell, mientras que los comandos externos requieren que el shell inicie un nuevo proceso para ejecutar el programa correspondiente.</text:p>
      <text:p text:style-name="P11"><draw:frame draw:style-name="fr2" draw:name="Imagen1" text:anchor-type="as-char" svg:width="0.635cm" svg:height="0.635cm" draw:z-index="16"><draw:image xlink:href="Pictures/100000000000007800000078204F9840E8B2114A.png" xlink:type="simple" xlink:show="embed" xlink:actuate="onLoad" draw:mime-type="image/png"/><svg:title>User</svg:title></draw:frame></text:p>
      <text:p text:style-name="P11">Tú</text:p>
      <text:p text:style-name="P11">Creame un listado en formato tabla de los comandos básicoas par movernos por la jerarquía qde ficheros en sistemas linux</text:p>
      <text:p text:style-name="P10">ChatGPT</text:p>
      <text:p text:style-name="P8">Aquí tienes un listado básico de algunos comandos utilizados para navegar por la jerarquía de archivos en sistemas Linux, junto con sus descripciones:</text:p>
      <table:table table:name="Tabla1" table:style-name="Tabla1">
        <table:table-column table:style-name="Tabla1.A"/>
        <table:table-column table:style-name="Tabla1.B"/>
        <table:table-header-rows>
          <text:soft-page-break/>
          <table:table-row>
            <table:table-cell table:style-name="Tabla1.A1" office:value-type="string">
              <text:p text:style-name="P5">Comando</text:p>
            </table:table-cell>
            <table:table-cell table:style-name="Tabla1.B1" office:value-type="string">
              <text:p text:style-name="P5">Descripción</text:p>
            </table:table-cell>
          </table:table-row>
        </table:table-header-rows>
        <table:table-row>
          <table:table-cell table:style-name="Tabla1.A2" office:value-type="string">
            <text:p text:style-name="P4"><text:span text:style-name="Source_20_Text"><text:span text:style-name="T2">pwd</text:span></text:span></text:p>
          </table:table-cell>
          <table:table-cell table:style-name="Tabla1.B2" office:value-type="string">
            <text:p text:style-name="P4">Muestra el directorio actual (print working directory)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ls</text:span></text:span></text:p>
          </table:table-cell>
          <table:table-cell table:style-name="Tabla1.B2" office:value-type="string">
            <text:p text:style-name="P4">Lista los archivos y directorios en el directorio actual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cd</text:span></text:span></text:p>
          </table:table-cell>
          <table:table-cell table:style-name="Tabla1.B2" office:value-type="string">
            <text:p text:style-name="P4">Cambia el directorio. Por ejemplo, <text:span text:style-name="Source_20_Text"><text:span text:style-name="T2">cd nombre_directorio</text:span></text:span> para cambiar al directorio llamado <text:span text:style-name="Source_20_Text"><text:span text:style-name="T2">nombre_directorio</text:span></text:span>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mkdir</text:span></text:span></text:p>
          </table:table-cell>
          <table:table-cell table:style-name="Tabla1.B2" office:value-type="string">
            <text:p text:style-name="P4">Crea un nuevo directorio. Por ejemplo, <text:span text:style-name="Source_20_Text"><text:span text:style-name="T2">mkdir nuevo_directorio</text:span></text:span> para crear un directorio llamado <text:span text:style-name="Source_20_Text"><text:span text:style-name="T2">nuevo_directorio</text:span></text:span>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rmdir</text:span></text:span></text:p>
          </table:table-cell>
          <table:table-cell table:style-name="Tabla1.B2" office:value-type="string">
            <text:p text:style-name="P4">Elimina un directorio vacío. Por ejemplo, <text:span text:style-name="Source_20_Text"><text:span text:style-name="T2">rmdir directorio_a_eliminar</text:span></text:span> para eliminar el directorio llamado <text:span text:style-name="Source_20_Text"><text:span text:style-name="T2">directorio_a_eliminar</text:span></text:span>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cp</text:span></text:span></text:p>
          </table:table-cell>
          <table:table-cell table:style-name="Tabla1.B2" office:value-type="string">
            <text:p text:style-name="P4">Copia archivos y directorios. Por ejemplo, <text:span text:style-name="Source_20_Text"><text:span text:style-name="T2">cp archivo destino</text:span></text:span> para copiar el archivo <text:span text:style-name="Source_20_Text"><text:span text:style-name="T2">archivo</text:span></text:span> al destino especificado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mv</text:span></text:span></text:p>
          </table:table-cell>
          <table:table-cell table:style-name="Tabla1.B2" office:value-type="string">
            <text:p text:style-name="P4">Mueve o renombra archivos y directorios. Por ejemplo, <text:span text:style-name="Source_20_Text"><text:span text:style-name="T2">mv archivo nuevo_nombre</text:span></text:span> para renombrar el archivo <text:span text:style-name="Source_20_Text"><text:span text:style-name="T2">archivo</text:span></text:span> como <text:span text:style-name="Source_20_Text"><text:span text:style-name="T2">nuevo_nombre</text:span></text:span>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rm</text:span></text:span></text:p>
          </table:table-cell>
          <table:table-cell table:style-name="Tabla1.B2" office:value-type="string">
            <text:p text:style-name="P4">Elimina archivos y directorios. Por ejemplo, <text:span text:style-name="Source_20_Text"><text:span text:style-name="T2">rm archivo</text:span></text:span> para eliminar el archivo llamado <text:span text:style-name="Source_20_Text"><text:span text:style-name="T2">archivo</text:span></text:span>. Se usa con precaución, ya que no hay una opción de "reciclaje" y los archivos eliminados no se pueden recuperar fácilmente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touch</text:span></text:span></text:p>
          </table:table-cell>
          <table:table-cell table:style-name="Tabla1.B2" office:value-type="string">
            <text:p text:style-name="P4">Crea un archivo vacío o actualiza la marca de tiempo de un archivo existente. Por ejemplo, <text:span text:style-name="Source_20_Text"><text:span text:style-name="T2">touch nuevo_archivo</text:span></text:span> para crear un archivo llamado <text:span text:style-name="Source_20_Text"><text:span text:style-name="T2">nuevo_archivo</text:span></text:span>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cat</text:span></text:span></text:p>
          </table:table-cell>
          <table:table-cell table:style-name="Tabla1.B2" office:value-type="string">
            <text:p text:style-name="P4">Muestra el contenido de un archivo. Por ejemplo, <text:span text:style-name="Source_20_Text"><text:span text:style-name="T2">cat archivo</text:span></text:span> para mostrar el contenido del archivo llamado <text:span text:style-name="Source_20_Text"><text:span text:style-name="T2">archivo</text:span></text:span>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less</text:span></text:span></text:p>
          </table:table-cell>
          <table:table-cell table:style-name="Tabla1.B2" office:value-type="string">
            <text:p text:style-name="P4">Permite desplazarse por el contenido de un archivo de manera interactiva. Por ejemplo, <text:span text:style-name="Source_20_Text"><text:span text:style-name="T2">less archivo</text:span></text:span> para ver el contenido de un archivo página por página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head</text:span></text:span></text:p>
          </table:table-cell>
          <table:table-cell table:style-name="Tabla1.B2" office:value-type="string">
            <text:p text:style-name="P4">Muestra las primeras líneas de un archivo. Por ejemplo, <text:span text:style-name="Source_20_Text"><text:span text:style-name="T2">head archivo</text:span></text:span> para mostrar las primeras líneas del archivo llamado <text:span text:style-name="Source_20_Text"><text:span text:style-name="T2">archivo</text:span></text:span>.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>tail</text:span></text:span></text:p>
          </table:table-cell>
          <table:table-cell table:style-name="Tabla1.B2" office:value-type="string">
            <text:p text:style-name="P4">Muestra las últimas líneas de un archivo. Por ejemplo, <text:span text:style-name="Source_20_Text"><text:span text:style-name="T2">tail archivo</text:span></text:span> para mostrar las últimas líneas del archivo llamado <text:span text:style-name="Source_20_Text"><text:span text:style-name="T2">archivo</text:span></text:span>.</text:p>
          </table:table-cell>
        </table:table-row>
      </table:table>
      <text:p text:style-name="P8">Estos son solo algunos de los comandos básicos utilizados para la navegación y manipulación de archivos en sistemas Linux. Hay muchos más comandos disponibles con diversas funcionalidades para adaptarse a diferentes necesidades.</text:p>
      <text:p text:style-name="P11"><draw:frame draw:style-name="fr2" draw:name="Imagen2" text:anchor-type="as-char" svg:width="0.635cm" svg:height="0.635cm" draw:z-index="17"><draw:image xlink:href="Pictures/100000000000007800000078204F9840E8B2114A.png" xlink:type="simple" xlink:show="embed" xlink:actuate="onLoad" draw:mime-type="image/png"/><svg:title>User</svg:title></draw:frame></text:p>
      <text:p text:style-name="P11">Tú</text:p>
      <text:p text:style-name="P11">genera el mismo listado para usar en windows CMD</text:p>
      <text:p text:style-name="P10">ChatGPT</text:p>
      <text:p text:style-name="P8">Aquí tienes un listado básico de algunos comandos utilizados para navegar por la jerarquía de archivos en el símbolo del sistema de Windows (CMD), junto con sus descripciones:</text:p>
      <table:table table:name="Tabla2" table:style-name="Tabla2">
        <table:table-column table:style-name="Tabla2.A"/>
        <table:table-column table:style-name="Tabla2.B"/>
        <table:table-header-rows>
          <text:soft-page-break/>
          <table:table-row>
            <table:table-cell table:style-name="Tabla2.A1" office:value-type="string">
              <text:p text:style-name="P5">Comando</text:p>
            </table:table-cell>
            <table:table-cell table:style-name="Tabla2.B1" office:value-type="string">
              <text:p text:style-name="P5">Descripción</text:p>
            </table:table-cell>
          </table:table-row>
        </table:table-header-rows>
        <table:table-row>
          <table:table-cell table:style-name="Tabla2.A2" office:value-type="string">
            <text:p text:style-name="P4"><text:span text:style-name="Source_20_Text"><text:span text:style-name="T2">cd</text:span></text:span></text:p>
          </table:table-cell>
          <table:table-cell table:style-name="Tabla2.B2" office:value-type="string">
            <text:p text:style-name="P4">Cambia el directorio. Por ejemplo, <text:span text:style-name="Source_20_Text"><text:span text:style-name="T2">cd nombre_directorio</text:span></text:span> para cambiar al directorio llamado <text:span text:style-name="Source_20_Text"><text:span text:style-name="T2">nombre_directorio</text:span></text:span>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dir</text:span></text:span></text:p>
          </table:table-cell>
          <table:table-cell table:style-name="Tabla2.B2" office:value-type="string">
            <text:p text:style-name="P4">Lista los archivos y directorios en el directorio actual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mkdir</text:span></text:span></text:p>
          </table:table-cell>
          <table:table-cell table:style-name="Tabla2.B2" office:value-type="string">
            <text:p text:style-name="P4">Crea un nuevo directorio. Por ejemplo, <text:span text:style-name="Source_20_Text"><text:span text:style-name="T2">mkdir nuevo_directorio</text:span></text:span> para crear un directorio llamado <text:span text:style-name="Source_20_Text"><text:span text:style-name="T2">nuevo_directorio</text:span></text:span>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rmdir</text:span></text:span></text:p>
          </table:table-cell>
          <table:table-cell table:style-name="Tabla2.B2" office:value-type="string">
            <text:p text:style-name="P4">Elimina un directorio vacío. Por ejemplo, <text:span text:style-name="Source_20_Text"><text:span text:style-name="T2">rmdir directorio_a_eliminar</text:span></text:span> para eliminar el directorio llamado <text:span text:style-name="Source_20_Text"><text:span text:style-name="T2">directorio_a_eliminar</text:span></text:span>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copy</text:span></text:span></text:p>
          </table:table-cell>
          <table:table-cell table:style-name="Tabla2.B2" office:value-type="string">
            <text:p text:style-name="P4">Copia archivos y directorios. Por ejemplo, <text:span text:style-name="Source_20_Text"><text:span text:style-name="T2">copy archivo destino</text:span></text:span> para copiar el archivo <text:span text:style-name="Source_20_Text"><text:span text:style-name="T2">archivo</text:span></text:span> al destino especificado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move</text:span></text:span></text:p>
          </table:table-cell>
          <table:table-cell table:style-name="Tabla2.B2" office:value-type="string">
            <text:p text:style-name="P4">Mueve o renombra archivos y directorios. Por ejemplo, <text:span text:style-name="Source_20_Text"><text:span text:style-name="T2">move archivo nuevo_nombre</text:span></text:span> para renombrar el archivo <text:span text:style-name="Source_20_Text"><text:span text:style-name="T2">archivo</text:span></text:span> como <text:span text:style-name="Source_20_Text"><text:span text:style-name="T2">nuevo_nombre</text:span></text:span>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del</text:span></text:span></text:p>
          </table:table-cell>
          <table:table-cell table:style-name="Tabla2.B2" office:value-type="string">
            <text:p text:style-name="P4">Elimina archivos. Por ejemplo, <text:span text:style-name="Source_20_Text"><text:span text:style-name="T2">del archivo</text:span></text:span> para eliminar el archivo llamado <text:span text:style-name="Source_20_Text"><text:span text:style-name="T2">archivo</text:span></text:span>. Se usa con precaución, ya que no hay una opción de "reciclaje" y los archivos eliminados no se pueden recuperar fácilmente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type</text:span></text:span></text:p>
          </table:table-cell>
          <table:table-cell table:style-name="Tabla2.B2" office:value-type="string">
            <text:p text:style-name="P4">Muestra el contenido de un archivo de texto. Por ejemplo, <text:span text:style-name="Source_20_Text"><text:span text:style-name="T2">type archivo</text:span></text:span> para mostrar el contenido del archivo llamado <text:span text:style-name="Source_20_Text"><text:span text:style-name="T2">archivo</text:span></text:span>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more</text:span></text:span></text:p>
          </table:table-cell>
          <table:table-cell table:style-name="Tabla2.B2" office:value-type="string">
            <text:p text:style-name="P4">Permite desplazarse por el contenido de un archivo de texto página por página. Por ejemplo, <text:span text:style-name="Source_20_Text"><text:span text:style-name="T2">more archivo</text:span></text:span> para ver el contenido de un archivo página por página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echo</text:span></text:span></text:p>
          </table:table-cell>
          <table:table-cell table:style-name="Tabla2.B2" office:value-type="string">
            <text:p text:style-name="P4">Muestra mensajes en la pantalla o redirecciona la salida a un archivo. Por ejemplo, <text:span text:style-name="Source_20_Text"><text:span text:style-name="T2">echo mensaje</text:span></text:span> muestra "mensaje" en la pantalla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cls</text:span></text:span></text:p>
          </table:table-cell>
          <table:table-cell table:style-name="Tabla2.B2" office:value-type="string">
            <text:p text:style-name="P4">Limpia la pantalla de la ventana de CMD.</text:p>
          </table:table-cell>
        </table:table-row>
        <table:table-row>
          <table:table-cell table:style-name="Tabla2.A2" office:value-type="string">
            <text:p text:style-name="P4"><text:span text:style-name="Source_20_Text"><text:span text:style-name="T2">rename</text:span></text:span></text:p>
          </table:table-cell>
          <table:table-cell table:style-name="Tabla2.B2" office:value-type="string">
            <text:p text:style-name="P4">Cambia el nombre de un archivo o directorio. Por ejemplo, <text:span text:style-name="Source_20_Text"><text:span text:style-name="T2">rename archivo nuevo_nombre</text:span></text:span> para renombrar el archivo <text:span text:style-name="Source_20_Text"><text:span text:style-name="T2">archivo</text:span></text:span> como <text:span text:style-name="Source_20_Text"><text:span text:style-name="T2">nuevo_nombre</text:span></text:span>.</text:p>
          </table:table-cell>
        </table:table-row>
      </table:table>
      <text:p text:style-name="P8">Estos son solo algunos de los comandos básicos utilizados para la navegación y manipulación de archivos en el símbolo del sistema de Windows (CMD). Al igual que en Linux, hay muchos más comandos disponibles con diversas funcionalidades para adaptarse a diferentes necesidades.</text:p>
      <text:p text:style-name="P11"><draw:frame draw:style-name="fr2" draw:name="Imagen3" text:anchor-type="as-char" svg:width="0.635cm" svg:height="0.635cm" draw:z-index="18"><draw:image xlink:href="Pictures/100000000000007800000078204F9840E8B2114A.png" xlink:type="simple" xlink:show="embed" xlink:actuate="onLoad" draw:mime-type="image/png"/><svg:title>User</svg:title></draw:frame></text:p>
      <text:p text:style-name="P11">Tú</text:p>
      <text:p text:style-name="P11">Genera el mismo listado para powershell</text:p>
      <text:p text:style-name="P10">ChatGPT</text:p>
      <text:p text:style-name="P8">Aquí tienes un listado básico de algunos comandos utilizados para navegar por la jerarquía de archivos en PowerShell, junto con sus descripciones:</text:p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5">Comando</text:p>
            </table:table-cell>
            <table:table-cell table:style-name="Tabla3.B1" office:value-type="string">
              <text:p text:style-name="P5">Descripción</text:p>
            </table:table-cell>
          </table:table-row>
        </table:table-header-rows>
        <table:table-row>
          <table:table-cell table:style-name="Tabla3.A2" office:value-type="string">
            <text:p text:style-name="P4"><text:span text:style-name="Source_20_Text"><text:span text:style-name="T2">cd</text:span></text:span></text:p>
          </table:table-cell>
          <table:table-cell table:style-name="Tabla3.B2" office:value-type="string">
            <text:p text:style-name="P4">Cambia el directorio. Por ejemplo, <text:span text:style-name="Source_20_Text"><text:span text:style-name="T2">cd nombre_directorio</text:span></text:span> para cambiar al directorio llamado <text:span text:style-name="Source_20_Text"><text:span text:style-name="T2">nombre_directorio</text:span></text:span>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dir</text:span></text:span></text:p>
          </table:table-cell>
          <table:table-cell table:style-name="Tabla3.B2" office:value-type="string">
            <text:p text:style-name="P4">Lista los archivos y directorios en el directorio actual.</text:p>
          </table:table-cell>
        </table:table-row>
        <text:soft-page-break/>
        <table:table-row>
          <table:table-cell table:style-name="Tabla3.A2" office:value-type="string">
            <text:p text:style-name="P4"><text:span text:style-name="Source_20_Text"><text:span text:style-name="T2">ls</text:span></text:span></text:p>
          </table:table-cell>
          <table:table-cell table:style-name="Tabla3.B2" office:value-type="string">
            <text:p text:style-name="P4">Similar a <text:span text:style-name="Source_20_Text"><text:span text:style-name="T2">dir</text:span></text:span>, lista los archivos y directorios en el directorio actual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mkdir</text:span></text:span></text:p>
          </table:table-cell>
          <table:table-cell table:style-name="Tabla3.B2" office:value-type="string">
            <text:p text:style-name="P4">Crea un nuevo directorio. Por ejemplo, <text:span text:style-name="Source_20_Text"><text:span text:style-name="T2">mkdir nuevo_directorio</text:span></text:span> para crear un directorio llamado <text:span text:style-name="Source_20_Text"><text:span text:style-name="T2">nuevo_directorio</text:span></text:span>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rmdir</text:span></text:span></text:p>
          </table:table-cell>
          <table:table-cell table:style-name="Tabla3.B2" office:value-type="string">
            <text:p text:style-name="P4">Elimina un directorio vacío. Por ejemplo, <text:span text:style-name="Source_20_Text"><text:span text:style-name="T2">rmdir directorio_a_eliminar</text:span></text:span> para eliminar el directorio llamado <text:span text:style-name="Source_20_Text"><text:span text:style-name="T2">directorio_a_eliminar</text:span></text:span>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copy</text:span></text:span></text:p>
          </table:table-cell>
          <table:table-cell table:style-name="Tabla3.B2" office:value-type="string">
            <text:p text:style-name="P4">Copia archivos y directorios. Por ejemplo, <text:span text:style-name="Source_20_Text"><text:span text:style-name="T2">copy archivo destino</text:span></text:span> para copiar el archivo <text:span text:style-name="Source_20_Text"><text:span text:style-name="T2">archivo</text:span></text:span> al destino especificado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move</text:span></text:span></text:p>
          </table:table-cell>
          <table:table-cell table:style-name="Tabla3.B2" office:value-type="string">
            <text:p text:style-name="P4">Mueve o renombra archivos y directorios. Por ejemplo, <text:span text:style-name="Source_20_Text"><text:span text:style-name="T2">move archivo nuevo_nombre</text:span></text:span> para renombrar el archivo <text:span text:style-name="Source_20_Text"><text:span text:style-name="T2">archivo</text:span></text:span> como <text:span text:style-name="Source_20_Text"><text:span text:style-name="T2">nuevo_nombre</text:span></text:span>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del</text:span></text:span></text:p>
          </table:table-cell>
          <table:table-cell table:style-name="Tabla3.B2" office:value-type="string">
            <text:p text:style-name="P4">Elimina archivos. Por ejemplo, <text:span text:style-name="Source_20_Text"><text:span text:style-name="T2">del archivo</text:span></text:span> para eliminar el archivo llamado <text:span text:style-name="Source_20_Text"><text:span text:style-name="T2">archivo</text:span></text:span>. Se usa con precaución, ya que no hay una opción de "reciclaje" y los archivos eliminados no se pueden recuperar fácilmente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Get-Content</text:span></text:span></text:p>
          </table:table-cell>
          <table:table-cell table:style-name="Tabla3.B2" office:value-type="string">
            <text:p text:style-name="P4">Muestra el contenido de un archivo de texto. Por ejemplo, <text:span text:style-name="Source_20_Text"><text:span text:style-name="T2">Get-Content archivo</text:span></text:span> para mostrar el contenido del archivo llamado <text:span text:style-name="Source_20_Text"><text:span text:style-name="T2">archivo</text:span></text:span>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more</text:span></text:span></text:p>
          </table:table-cell>
          <table:table-cell table:style-name="Tabla3.B2" office:value-type="string">
            <text:p text:style-name="P4">Permite desplazarse por el contenido de un archivo de texto página por página. Por ejemplo, <text:span text:style-name="Source_20_Text"><text:span text:style-name="T2">more archivo</text:span></text:span> para ver el contenido de un archivo página por página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echo</text:span></text:span></text:p>
          </table:table-cell>
          <table:table-cell table:style-name="Tabla3.B2" office:value-type="string">
            <text:p text:style-name="P4">Muestra mensajes en la pantalla o redirecciona la salida a un archivo. Por ejemplo, <text:span text:style-name="Source_20_Text"><text:span text:style-name="T2">echo mensaje</text:span></text:span> muestra "mensaje" en la pantalla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clear</text:span></text:span></text:p>
          </table:table-cell>
          <table:table-cell table:style-name="Tabla3.B2" office:value-type="string">
            <text:p text:style-name="P4">Limpia la pantalla de la ventana de PowerShell.</text:p>
          </table:table-cell>
        </table:table-row>
        <table:table-row>
          <table:table-cell table:style-name="Tabla3.A2" office:value-type="string">
            <text:p text:style-name="P4"><text:span text:style-name="Source_20_Text"><text:span text:style-name="T2">Rename-Item</text:span></text:span></text:p>
          </table:table-cell>
          <table:table-cell table:style-name="Tabla3.B2" office:value-type="string">
            <text:p text:style-name="P4">Cambia el nombre de un archivo o directorio. Por ejemplo, <text:span text:style-name="Source_20_Text"><text:span text:style-name="T2">Rename-Item archivo nuevo_nombre</text:span></text:span> para renombrar el archivo <text:span text:style-name="Source_20_Text"><text:span text:style-name="T2">archivo</text:span></text:span> como <text:span text:style-name="Source_20_Text"><text:span text:style-name="T2">nuevo_nombre</text:span></text:span>.</text:p>
          </table:table-cell>
        </table:table-row>
      </table:table>
      <text:p text:style-name="P8">Estos son solo algunos de los comandos básicos utilizados para la navegación y manipulación de archivos en PowerShell. Al igual que en el símbolo del sistema de Windows (CMD) y en sistemas Linux, hay muchos más comandos disponibles con diversas funcionalidades para adaptarse a diferentes necesidades.</text:p>
      <text:p text:style-name="P11"><draw:frame draw:style-name="fr2" draw:name="Imagen4" text:anchor-type="as-char" svg:width="0.635cm" svg:height="0.635cm" draw:z-index="19"><draw:image xlink:href="Pictures/100000000000007800000078204F9840E8B2114A.png" xlink:type="simple" xlink:show="embed" xlink:actuate="onLoad" draw:mime-type="image/png"/><svg:title>User</svg:title></draw:frame></text:p>
      <text:p text:style-name="P11">Tú</text:p>
      <text:p text:style-name="P11">Señala que son los alias y como se crean, en linux y power shell</text:p>
      <text:p text:style-name="P10">ChatGPT</text:p>
      <text:p text:style-name="P8">Los alias son atajos o nombres alternativos que se pueden definir para representar comandos más largos o complicados. Permiten a los usuarios crear sus propios nombres para comandos o combinaciones de comandos que utilizan frecuentemente. Esto puede ser útil para ahorrar tiempo y reducir la cantidad de escritura necesaria para ejecutar ciertas acciones.</text:p>
      <text:h text:style-name="P15" text:outline-level="3"><text:soft-page-break/>Linux:</text:h>
      <text:p text:style-name="P8">En Linux, los alias se pueden crear utilizando el shell de línea de comandos, como Bash. Aquí hay un ejemplo de cómo crear un alias en Bash:</text:p>
      <text:p text:style-name="P7">bashCopy code</text:p>
      <text:p text:style-name="P3"><text:span text:style-name="Source_20_Text"><text:span text:style-name="T2">alias nombre_alias='comando_o_secuencia_de_comandos'</text:span></text:span></text:p>
      <text:p text:style-name="P6"><text:span text:style-name="T2">Por ejemplo, si deseas crear un alias para el comando </text:span><text:span text:style-name="Source_20_Text"><text:span text:style-name="T2">ls -l</text:span></text:span><text:span text:style-name="T2">, puedes hacerlo así:</text:span></text:p>
      <text:p text:style-name="P7">bashCopy code</text:p>
      <text:p text:style-name="P3"><text:span text:style-name="Source_20_Text"><text:span text:style-name="T2">alias ll='ls -l'</text:span></text:span></text:p>
      <text:p text:style-name="P6"><text:span text:style-name="T2">Este comando crea un alias llamado </text:span><text:span text:style-name="Source_20_Text"><text:span text:style-name="T2">ll</text:span></text:span><text:span text:style-name="T2"> que ejecuta </text:span><text:span text:style-name="Source_20_Text"><text:span text:style-name="T2">ls -l</text:span></text:span><text:span text:style-name="T2">. Sin embargo, los alias definidos de esta manera no son persistentes y se perderán al cerrar la sesión o reiniciar el sistema.</text:span></text:p>
      <text:p text:style-name="P6"><text:span text:style-name="T2">Para hacer que un alias sea persistente, puedes agregarlo al archivo de configuración de tu shell, como </text:span><text:span text:style-name="Source_20_Text"><text:span text:style-name="T2">.bashrc</text:span></text:span><text:span text:style-name="T2"> o </text:span><text:span text:style-name="Source_20_Text"><text:span text:style-name="T2">.bash_aliases</text:span></text:span><text:span text:style-name="T2"> en tu directorio de inicio. Por ejemplo:</text:span></text:p>
      <text:p text:style-name="P7">bashCopy code</text:p>
      <text:p text:style-name="P3"><text:span text:style-name="Source_20_Text"><text:span text:style-name="T2">echo "alias ll='ls -l'" &gt;&gt; ~/.bashrc</text:span></text:span></text:p>
      <text:h text:style-name="P15" text:outline-level="3">PowerShell:</text:h>
      <text:p text:style-name="P8">En PowerShell, los alias también se pueden crear para comandos o cmdlets específicos. Sin embargo, en PowerShell, los alias se conocen como "aliases" y son menos comunes debido a la naturaleza más orientada a objetos de PowerShell.</text:p>
      <text:p text:style-name="P6"><text:span text:style-name="T2">Para crear un alias en PowerShell, puedes usar el cmdlet </text:span><text:span text:style-name="Source_20_Text"><text:span text:style-name="T2">New-Alias</text:span></text:span><text:span text:style-name="T2">. Aquí hay un ejemplo:</text:span></text:p>
      <text:p text:style-name="P7">powershellCopy code</text:p>
      <text:p text:style-name="P3"><text:span text:style-name="Source_20_Text"><text:span text:style-name="T2">New-Alias -Name nombre_alias -Value comando_o_cmdlet</text:span></text:span></text:p>
      <text:p text:style-name="P6"><text:span text:style-name="T2">Por ejemplo, para crear un alias llamado </text:span><text:span text:style-name="Source_20_Text"><text:span text:style-name="T2">ll</text:span></text:span><text:span text:style-name="T2"> que ejecute </text:span><text:span text:style-name="Source_20_Text"><text:span text:style-name="T2">Get-ChildItem -Force</text:span></text:span><text:span text:style-name="T2"> (equivalente a </text:span><text:span text:style-name="Source_20_Text"><text:span text:style-name="T2">ls -l</text:span></text:span><text:span text:style-name="T2"> en Linux), puedes hacer lo siguiente:</text:span></text:p>
      <text:p text:style-name="P7">powershellCopy code</text:p>
      <text:p text:style-name="P3"><text:span text:style-name="Source_20_Text"><text:span text:style-name="T2">New-Alias -Name ll -Value Get-ChildItem -Force</text:span></text:span></text:p>
      <text:p text:style-name="P8">Similar a Linux, los aliases en PowerShell tampoco son persistentes por defecto. Si deseas que un alias sea persistente, puedes agregarlo a tu perfil de PowerShell. El perfil de PowerShell es un script que se ejecuta automáticamente cada vez que se inicia PowerShell. Puedes usar el siguiente comando para abrir o crear tu perfil de PowerShell:</text:p>
      <text:p text:style-name="P7">powershellCopy code</text:p>
      <text:p text:style-name="P3"><text:span text:style-name="Source_20_Text"><text:span text:style-name="T2">notepad $PROFILE</text:span></text:span></text:p>
      <text:p text:style-name="P8"><text:soft-page-break/>Luego, puedes agregar tus alias al archivo que se abre y guardar los cambios. Los alias definidos de esta manera estarán disponibles cada vez que inicies una sesión de PowerShell.</text:p>
      <text:p text:style-name="P11"><draw:frame draw:style-name="fr2" draw:name="Imagen5" text:anchor-type="as-char" svg:width="0.635cm" svg:height="0.635cm" draw:z-index="20"><draw:image xlink:href="Pictures/100000000000007800000078204F9840E8B2114A.png" xlink:type="simple" xlink:show="embed" xlink:actuate="onLoad" draw:mime-type="image/png"/><svg:title>User</svg:title></draw:frame></text:p>
      <text:p text:style-name="P11">Tú</text:p>
      <text:p text:style-name="P11">Nos centramos en linux. Indica los comandos habituales para crear ficheros y ver su contenido. Indica en ellistado (en formato tabla) los comandos para ver el tipo y el contenido de ficheros, con breve descripción y ejemplos. </text:p>
      <text:p text:style-name="P10">ChatGPT</text:p>
      <text:p text:style-name="P8">Aquí tienes un listado de comandos habituales en Linux para crear archivos y ver su contenido:</text:p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P5">Comando</text:p>
            </table:table-cell>
            <table:table-cell table:style-name="Tabla4.A1" office:value-type="string">
              <text:p text:style-name="P5">Descripción</text:p>
            </table:table-cell>
            <table:table-cell table:style-name="Tabla4.C1" office:value-type="string">
              <text:p text:style-name="P5">Ejemplo</text:p>
            </table:table-cell>
          </table:table-row>
        </table:table-header-rows>
        <table:table-row>
          <table:table-cell table:style-name="Tabla4.A2" office:value-type="string">
            <text:p text:style-name="P4"><text:span text:style-name="Source_20_Text"><text:span text:style-name="T2">touch</text:span></text:span></text:p>
          </table:table-cell>
          <table:table-cell table:style-name="Tabla4.A2" office:value-type="string">
            <text:p text:style-name="P4">Crea un nuevo archivo vacío.</text:p>
          </table:table-cell>
          <table:table-cell table:style-name="Tabla4.C2" office:value-type="string">
            <text:p text:style-name="P4"><text:span text:style-name="Source_20_Text"><text:span text:style-name="T2">touch archivo.txt</text:span></text:span></text:p>
          </table:table-cell>
        </table:table-row>
        <table:table-row>
          <table:table-cell table:style-name="Tabla4.A2" office:value-type="string">
            <text:p text:style-name="P4"><text:span text:style-name="Source_20_Text"><text:span text:style-name="T2">cat</text:span></text:span></text:p>
          </table:table-cell>
          <table:table-cell table:style-name="Tabla4.A2" office:value-type="string">
            <text:p text:style-name="P4">Muestra el contenido de uno o varios archivos.</text:p>
          </table:table-cell>
          <table:table-cell table:style-name="Tabla4.C2" office:value-type="string">
            <text:p text:style-name="P4"><text:span text:style-name="Source_20_Text"><text:span text:style-name="T2">cat archivo.txt</text:span></text:span></text:p>
          </table:table-cell>
        </table:table-row>
        <table:table-row>
          <table:table-cell table:style-name="Tabla4.A2" office:value-type="string">
            <text:p text:style-name="P4"><text:span text:style-name="Source_20_Text"><text:span text:style-name="T2">less</text:span></text:span></text:p>
          </table:table-cell>
          <table:table-cell table:style-name="Tabla4.A2" office:value-type="string">
            <text:p text:style-name="P4">Permite visualizar el contenido de un archivo de manera interactiva, paginado.</text:p>
          </table:table-cell>
          <table:table-cell table:style-name="Tabla4.C2" office:value-type="string">
            <text:p text:style-name="P4"><text:span text:style-name="Source_20_Text"><text:span text:style-name="T2">less archivo.txt</text:span></text:span></text:p>
          </table:table-cell>
        </table:table-row>
        <table:table-row>
          <table:table-cell table:style-name="Tabla4.A2" office:value-type="string">
            <text:p text:style-name="P4"><text:span text:style-name="Source_20_Text"><text:span text:style-name="T2">more</text:span></text:span></text:p>
          </table:table-cell>
          <table:table-cell table:style-name="Tabla4.A2" office:value-type="string">
            <text:p text:style-name="P4">Muestra el contenido de un archivo de manera paginada.</text:p>
          </table:table-cell>
          <table:table-cell table:style-name="Tabla4.C2" office:value-type="string">
            <text:p text:style-name="P4"><text:span text:style-name="Source_20_Text"><text:span text:style-name="T2">more archivo.txt</text:span></text:span></text:p>
          </table:table-cell>
        </table:table-row>
        <table:table-row>
          <table:table-cell table:style-name="Tabla4.A2" office:value-type="string">
            <text:p text:style-name="P4"><text:span text:style-name="Source_20_Text"><text:span text:style-name="T2">head</text:span></text:span></text:p>
          </table:table-cell>
          <table:table-cell table:style-name="Tabla4.A2" office:value-type="string">
            <text:p text:style-name="P4">Muestra las primeras líneas de un archivo.</text:p>
          </table:table-cell>
          <table:table-cell table:style-name="Tabla4.C2" office:value-type="string">
            <text:p text:style-name="P4"><text:span text:style-name="Source_20_Text"><text:span text:style-name="T2">head archivo.txt</text:span></text:span></text:p>
          </table:table-cell>
        </table:table-row>
        <table:table-row>
          <table:table-cell table:style-name="Tabla4.A2" office:value-type="string">
            <text:p text:style-name="P4"><text:span text:style-name="Source_20_Text"><text:span text:style-name="T2">tail</text:span></text:span></text:p>
          </table:table-cell>
          <table:table-cell table:style-name="Tabla4.A2" office:value-type="string">
            <text:p text:style-name="P4">Muestra las últimas líneas de un archivo.</text:p>
          </table:table-cell>
          <table:table-cell table:style-name="Tabla4.C2" office:value-type="string">
            <text:p text:style-name="P4"><text:span text:style-name="Source_20_Text"><text:span text:style-name="T2">tail archivo.txt</text:span></text:span></text:p>
          </table:table-cell>
        </table:table-row>
        <table:table-row>
          <table:table-cell table:style-name="Tabla4.A2" office:value-type="string">
            <text:p text:style-name="P4"><text:span text:style-name="Source_20_Text"><text:span text:style-name="T2">file</text:span></text:span></text:p>
          </table:table-cell>
          <table:table-cell table:style-name="Tabla4.A2" office:value-type="string">
            <text:p text:style-name="P4">Determina el tipo de archivo.</text:p>
          </table:table-cell>
          <table:table-cell table:style-name="Tabla4.C2" office:value-type="string">
            <text:p text:style-name="P4"><text:span text:style-name="Source_20_Text"><text:span text:style-name="T2">file archivo.txt</text:span></text:span></text:p>
          </table:table-cell>
        </table:table-row>
        <table:table-row>
          <table:table-cell table:style-name="Tabla4.A2" office:value-type="string">
            <text:p text:style-name="P4"><text:span text:style-name="Source_20_Text"><text:span text:style-name="T2">less</text:span></text:span></text:p>
          </table:table-cell>
          <table:table-cell table:style-name="Tabla4.A2" office:value-type="string">
            <text:p text:style-name="P4">Permite desplazarse por el contenido de un archivo de manera interactiva.</text:p>
          </table:table-cell>
          <table:table-cell table:style-name="Tabla4.C2" office:value-type="string">
            <text:p text:style-name="P4"><text:span text:style-name="Source_20_Text"><text:span text:style-name="T2">less archivo.txt</text:span></text:span></text:p>
          </table:table-cell>
        </table:table-row>
      </table:table>
      <text:p text:style-name="P8">Estos son comandos básicos que se utilizan con frecuencia para trabajar con archivos en sistemas Linux. Cada uno tiene su propio propósito y puede ser útil en diferentes situaciones.</text:p>
      <text:p text:style-name="P11"><draw:frame draw:style-name="fr2" draw:name="Imagen6" text:anchor-type="as-char" svg:width="0.635cm" svg:height="0.635cm" draw:z-index="21"><draw:image xlink:href="Pictures/100000000000007800000078204F9840E8B2114A.png" xlink:type="simple" xlink:show="embed" xlink:actuate="onLoad" draw:mime-type="image/png"/><svg:title>User</svg:title></draw:frame></text:p>
      <text:p text:style-name="P11">Tú</text:p>
      <text:p text:style-name="P11">explica y crea ejemplos para copiar, mover borrar, crear, ver el tipo de fichero, ver las primeras lineas y finales dee un fichero, número de lineas y caracteres, stat de un fichero, acceso al manual y ayuda de un comando, explicación de los campos de la salidad ls -l</text:p>
      <text:p text:style-name="P10">ChatGPT</text:p>
      <text:p text:style-name="P8">Aquí tienes una explicación y ejemplos de los comandos que mencionaste en Linux:</text:p>
      <text:list text:style-name="L20">
        <text:list-item>
          <text:p text:style-name="P75"><text:span text:style-name="Strong_20_Emphasis"><text:span text:style-name="T2">Copiar (</text:span></text:span><text:span text:style-name="Strong_20_Emphasis"><text:span text:style-name="Source_20_Text"><text:span text:style-name="T2">cp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45">Este comando se utiliza para copiar archivos o directorios.</text:p>
            </text:list-item>
            <text:list-item>
              <text:p text:style-name="P75"><text:span text:style-name="T2">Ejemplo: </text:span><text:span text:style-name="Source_20_Text"><text:span text:style-name="T2">cp archivo_origen archivo_destino</text:span></text:span></text:p>
              <text:p text:style-name="P21">bashCopy code</text:p>
              <text:p text:style-name="P27"><text:soft-page-break/><text:span text:style-name="Source_20_Text"><text:span text:style-name="T2">cp archivo.txt carpeta/</text:span></text:span></text:p>
            </text:list-item>
          </text:list>
        </text:list-item>
        <text:list-item>
          <text:p text:style-name="P75"><text:span text:style-name="Strong_20_Emphasis"><text:span text:style-name="T2">Mover (</text:span></text:span><text:span text:style-name="Strong_20_Emphasis"><text:span text:style-name="Source_20_Text"><text:span text:style-name="T2">mv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45">Este comando se utiliza para mover o renombrar archivos o directorios.</text:p>
            </text:list-item>
            <text:list-item>
              <text:p text:style-name="P75"><text:span text:style-name="T2">Ejemplo: </text:span><text:span text:style-name="Source_20_Text"><text:span text:style-name="T2">mv archivo_origen archivo_destino</text:span></text:span></text:p>
              <text:p text:style-name="P21">bashCopy code</text:p>
              <text:p text:style-name="P27"><text:span text:style-name="Source_20_Text"><text:span text:style-name="T2">mv archivo.txt nuevo_nombre.txt</text:span></text:span></text:p>
            </text:list-item>
          </text:list>
        </text:list-item>
        <text:list-item>
          <text:p text:style-name="P75"><text:span text:style-name="Strong_20_Emphasis"><text:span text:style-name="T2">Borrar (</text:span></text:span><text:span text:style-name="Strong_20_Emphasis"><text:span text:style-name="Source_20_Text"><text:span text:style-name="T2">rm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45">Este comando se utiliza para eliminar archivos o directorios.</text:p>
            </text:list-item>
            <text:list-item>
              <text:p text:style-name="P75"><text:span text:style-name="T2">Ejemplo: </text:span><text:span text:style-name="Source_20_Text"><text:span text:style-name="T2">rm archivo</text:span></text:span></text:p>
              <text:p text:style-name="P21">bashCopy code</text:p>
              <text:p text:style-name="P27"><text:span text:style-name="Source_20_Text"><text:span text:style-name="T2">rm archivo.txt</text:span></text:span></text:p>
            </text:list-item>
          </text:list>
        </text:list-item>
        <text:list-item>
          <text:p text:style-name="P75"><text:span text:style-name="Strong_20_Emphasis"><text:span text:style-name="T2">Crear (</text:span></text:span><text:span text:style-name="Strong_20_Emphasis"><text:span text:style-name="Source_20_Text"><text:span text:style-name="T2">touch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45">Este comando se utiliza para crear un nuevo archivo vacío.</text:p>
            </text:list-item>
            <text:list-item>
              <text:p text:style-name="P75"><text:span text:style-name="T2">Ejemplo: </text:span><text:span text:style-name="Source_20_Text"><text:span text:style-name="T2">touch archivo</text:span></text:span></text:p>
              <text:p text:style-name="P21">bashCopy code</text:p>
              <text:p text:style-name="P27"><text:span text:style-name="Source_20_Text"><text:span text:style-name="T2">touch nuevo_archivo.txt</text:span></text:span></text:p>
            </text:list-item>
          </text:list>
        </text:list-item>
        <text:list-item>
          <text:p text:style-name="P75"><text:span text:style-name="Strong_20_Emphasis"><text:span text:style-name="T2">Ver el tipo de fichero (</text:span></text:span><text:span text:style-name="Strong_20_Emphasis"><text:span text:style-name="Source_20_Text"><text:span text:style-name="T2">file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45">Este comando se utiliza para determinar el tipo de archivo.</text:p>
            </text:list-item>
            <text:list-item>
              <text:p text:style-name="P75"><text:span text:style-name="T2">Ejemplo: </text:span><text:span text:style-name="Source_20_Text"><text:span text:style-name="T2">file archivo</text:span></text:span></text:p>
              <text:p text:style-name="P21">bashCopy code</text:p>
              <text:p text:style-name="P27"><text:span text:style-name="Source_20_Text"><text:span text:style-name="T2">file documento.pdf</text:span></text:span></text:p>
            </text:list-item>
          </text:list>
        </text:list-item>
        <text:list-item>
          <text:p text:style-name="P75"><text:span text:style-name="Strong_20_Emphasis"><text:span text:style-name="T2">Ver las primeras líneas de un fichero (</text:span></text:span><text:span text:style-name="Strong_20_Emphasis"><text:span text:style-name="Source_20_Text"><text:span text:style-name="T2">head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45">Este comando muestra las primeras líneas de un archivo.</text:p>
            </text:list-item>
            <text:list-item>
              <text:p text:style-name="P75"><text:span text:style-name="T2">Ejemplo: </text:span><text:span text:style-name="Source_20_Text"><text:span text:style-name="T2">head archivo</text:span></text:span></text:p>
              <text:p text:style-name="P21">bashCopy code</text:p>
              <text:p text:style-name="P27"><text:span text:style-name="Source_20_Text"><text:span text:style-name="T2">head archivo.txt</text:span></text:span></text:p>
            </text:list-item>
          </text:list>
        </text:list-item>
        <text:list-item>
          <text:p text:style-name="P75"><text:span text:style-name="Strong_20_Emphasis"><text:span text:style-name="T2">Ver las últimas líneas de un fichero (</text:span></text:span><text:span text:style-name="Strong_20_Emphasis"><text:span text:style-name="Source_20_Text"><text:span text:style-name="T2">tail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45">Este comando muestra las últimas líneas de un archivo.</text:p>
            </text:list-item>
            <text:list-item>
              <text:p text:style-name="P75"><text:span text:style-name="T2">Ejemplo: </text:span><text:span text:style-name="Source_20_Text"><text:span text:style-name="T2">tail archivo</text:span></text:span></text:p>
              <text:p text:style-name="P21"><text:soft-page-break/>bashCopy code</text:p>
              <text:p text:style-name="P27"><text:span text:style-name="Source_20_Text"><text:span text:style-name="T2">tail archivo.txt</text:span></text:span></text:p>
            </text:list-item>
          </text:list>
        </text:list-item>
        <text:list-item>
          <text:p text:style-name="P75"><text:span text:style-name="Strong_20_Emphasis"><text:span text:style-name="T2">Número de líneas y caracteres (</text:span></text:span><text:span text:style-name="Strong_20_Emphasis"><text:span text:style-name="Source_20_Text"><text:span text:style-name="T2">wc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45">Este comando cuenta el número de líneas, palabras y caracteres en un archivo.</text:p>
            </text:list-item>
            <text:list-item>
              <text:p text:style-name="P75"><text:span text:style-name="T2">Ejemplo: </text:span><text:span text:style-name="Source_20_Text"><text:span text:style-name="T2">wc archivo</text:span></text:span></text:p>
              <text:p text:style-name="P21">bashCopy code</text:p>
              <text:p text:style-name="P27"><text:span text:style-name="Source_20_Text"><text:span text:style-name="T2">wc archivo.txt</text:span></text:span></text:p>
            </text:list-item>
          </text:list>
        </text:list-item>
        <text:list-item>
          <text:p text:style-name="P75"><text:span text:style-name="Strong_20_Emphasis"><text:span text:style-name="T2">Stat de un fichero (</text:span></text:span><text:span text:style-name="Strong_20_Emphasis"><text:span text:style-name="Source_20_Text"><text:span text:style-name="T2">stat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45">Este comando muestra información detallada sobre un archivo.</text:p>
            </text:list-item>
            <text:list-item>
              <text:p text:style-name="P75"><text:span text:style-name="T2">Ejemplo: </text:span><text:span text:style-name="Source_20_Text"><text:span text:style-name="T2">stat archivo</text:span></text:span></text:p>
              <text:p text:style-name="P21">bashCopy code</text:p>
              <text:p text:style-name="P27"><text:span text:style-name="Source_20_Text"><text:span text:style-name="T2">stat archivo.txt</text:span></text:span></text:p>
            </text:list-item>
          </text:list>
        </text:list-item>
        <text:list-item>
          <text:p text:style-name="P75"><text:span text:style-name="Strong_20_Emphasis"><text:span text:style-name="T2">Acceso al manual y ayuda de un comando (</text:span></text:span><text:span text:style-name="Strong_20_Emphasis"><text:span text:style-name="Source_20_Text"><text:span text:style-name="T2">man</text:span></text:span></text:span><text:span text:style-name="Strong_20_Emphasis"><text:span text:style-name="T2">, </text:span></text:span><text:span text:style-name="Strong_20_Emphasis"><text:span text:style-name="Source_20_Text"><text:span text:style-name="T2">--help</text:span></text:span></text:span><text:span text:style-name="Strong_20_Emphasis"><text:span text:style-name="T2">)</text:span></text:span><text:span text:style-name="T2">:</text:span></text:p>
          <text:list>
            <text:list-item>
              <text:p text:style-name="P74"><text:span text:style-name="Source_20_Text"><text:span text:style-name="T2">man</text:span></text:span><text:span text:style-name="T2">: Este comando proporciona el manual de usuario para un comando específico. Ejemplo: </text:span><text:span text:style-name="Source_20_Text"><text:span text:style-name="T2">man ls</text:span></text:span></text:p>
            </text:list-item>
            <text:list-item>
              <text:p text:style-name="P74"><text:span text:style-name="Source_20_Text"><text:span text:style-name="T2">--help</text:span></text:span><text:span text:style-name="T2">: Algunos comandos tienen una opción </text:span><text:span text:style-name="Source_20_Text"><text:span text:style-name="T2">--help</text:span></text:span><text:span text:style-name="T2"> que proporciona una breve descripción de su uso y opciones disponibles. Ejemplo: </text:span><text:span text:style-name="Source_20_Text"><text:span text:style-name="T2">ls --help</text:span></text:span></text:p>
            </text:list-item>
          </text:list>
        </text:list-item>
        <text:list-item>
          <text:p text:style-name="P75"><text:span text:style-name="Strong_20_Emphasis"><text:span text:style-name="T2">Explicación de los campos de la salida </text:span></text:span><text:span text:style-name="Strong_20_Emphasis"><text:span text:style-name="Source_20_Text"><text:span text:style-name="T2">ls -l</text:span></text:span></text:span><text:span text:style-name="T2">:</text:span></text:p>
          <text:list>
            <text:list-item>
              <text:p text:style-name="P74"><text:span text:style-name="T2">La salida del comando </text:span><text:span text:style-name="Source_20_Text"><text:span text:style-name="T2">ls -l</text:span></text:span><text:span text:style-name="T2"> proporciona información detallada sobre los archivos en un directorio. Los campos principales incluyen:</text:span></text:p>
              <text:list>
                <text:list-item>
                  <text:p text:style-name="P74"><text:span text:style-name="Strong_20_Emphasis"><text:span text:style-name="T2">Tipo y permisos</text:span></text:span><text:span text:style-name="T2">: Indica si es un archivo (</text:span><text:span text:style-name="Source_20_Text"><text:span text:style-name="T2">-</text:span></text:span><text:span text:style-name="T2">), directorio (</text:span><text:span text:style-name="Source_20_Text"><text:span text:style-name="T2">d</text:span></text:span><text:span text:style-name="T2">), enlace simbólico (</text:span><text:span text:style-name="Source_20_Text"><text:span text:style-name="T2">l</text:span></text:span><text:span text:style-name="T2">), etc., seguido de los permisos de lectura, escritura y ejecución para el propietario, grupo y otros.</text:span></text:p>
                </text:list-item>
                <text:list-item>
                  <text:p text:style-name="P74"><text:span text:style-name="Strong_20_Emphasis"><text:span text:style-name="T2">Número de enlaces</text:span></text:span><text:span text:style-name="T2">: Indica el número de enlaces duros al archivo.</text:span></text:p>
                </text:list-item>
                <text:list-item>
                  <text:p text:style-name="P74"><text:span text:style-name="Strong_20_Emphasis"><text:span text:style-name="T2">Propietario y grupo</text:span></text:span><text:span text:style-name="T2">: Muestra el propietario y el grupo del archivo.</text:span></text:p>
                </text:list-item>
                <text:list-item>
                  <text:p text:style-name="P74"><text:span text:style-name="Strong_20_Emphasis"><text:span text:style-name="T2">Tamaño en bytes</text:span></text:span><text:span text:style-name="T2">: Indica el tamaño del archivo en bytes.</text:span></text:p>
                </text:list-item>
                <text:list-item>
                  <text:p text:style-name="P74"><text:span text:style-name="Strong_20_Emphasis"><text:span text:style-name="T2">Fecha y hora de la última modificación</text:span></text:span><text:span text:style-name="T2">: Muestra la fecha y hora en que se modificó por última vez el archivo.</text:span></text:p>
                </text:list-item>
                <text:list-item>
                  <text:p text:style-name="P75"><text:span text:style-name="Strong_20_Emphasis"><text:span text:style-name="T2">Nombre del archivo/directorio</text:span></text:span><text:span text:style-name="T2">: El nombre del archivo o directorio.</text:span></text:p>
                </text:list-item>
              </text:list>
            </text:list-item>
          </text:list>
        </text:list-item>
      </text:list>
      <text:p text:style-name="P8">Estos son algunos de los comandos básicos que se utilizan con frecuencia en sistemas Linux para la gestión de archivos y directorios.</text:p>
      <text:p text:style-name="P11"><text:soft-page-break/><draw:frame draw:style-name="fr2" draw:name="Imagen7" text:anchor-type="as-char" svg:width="0.635cm" svg:height="0.635cm" draw:z-index="22"><draw:image xlink:href="Pictures/100000000000007800000078204F9840E8B2114A.png" xlink:type="simple" xlink:show="embed" xlink:actuate="onLoad" draw:mime-type="image/png"/><svg:title>User</svg:title></draw:frame></text:p>
      <text:p text:style-name="P11">Tú</text:p>
      <text:p text:style-name="P11">No lo quería así pero me vale. Genérame un esquema en formato árbol con la jerequía de directorios de linux</text:p>
      <text:p text:style-name="P10">ChatGPT</text:p>
      <text:p text:style-name="P8">Aquí tienes un esquema básico de la jerarquía de directorios en sistemas Linux:</text:p>
      <text:p text:style-name="P7">scssCopy code</text:p>
      <text:p text:style-name="P26"><text:span text:style-name="Source_20_Text"><text:span text:style-name="T2">/</text:span></text:span></text:p>
      <text:p text:style-name="P29"><text:span text:style-name="Source_20_Text"><text:span text:style-name="T2">├── bin <text:s text:c="9"/>(binarios del sistema)</text:span></text:span></text:p>
      <text:p text:style-name="P29"><text:span text:style-name="Source_20_Text"><text:span text:style-name="T2">├── boot <text:s text:c="8"/>(archivos de arranque)</text:span></text:span></text:p>
      <text:p text:style-name="P29"><text:span text:style-name="Source_20_Text"><text:span text:style-name="T2">├── dev <text:s text:c="9"/>(dispositivos)</text:span></text:span></text:p>
      <text:p text:style-name="P29"><text:span text:style-name="Source_20_Text"><text:span text:style-name="T2">├── etc <text:s text:c="9"/>(archivos de configuración)</text:span></text:span></text:p>
      <text:p text:style-name="P29"><text:span text:style-name="Source_20_Text"><text:span text:style-name="T2">├── home <text:s text:c="8"/>(directorios personales de usuarios)</text:span></text:span></text:p>
      <text:p text:style-name="P29"><text:span text:style-name="Source_20_Text"><text:span text:style-name="T2">│ <text:s text:c="2"/>├── usuario1</text:span></text:span></text:p>
      <text:p text:style-name="P29"><text:span text:style-name="Source_20_Text"><text:span text:style-name="T2">│ <text:s text:c="2"/>├── usuario2</text:span></text:span></text:p>
      <text:p text:style-name="P29"><text:span text:style-name="Source_20_Text"><text:span text:style-name="T2">│ <text:s text:c="2"/>└── ...</text:span></text:span></text:p>
      <text:p text:style-name="P29"><text:span text:style-name="Source_20_Text"><text:span text:style-name="T2">├── lib <text:s text:c="9"/>(bibliotecas compartidas)</text:span></text:span></text:p>
      <text:p text:style-name="P29"><text:span text:style-name="Source_20_Text"><text:span text:style-name="T2">├── media <text:s text:c="7"/>(puntos de montaje para dispositivos extraíbles)</text:span></text:span></text:p>
      <text:p text:style-name="P29"><text:span text:style-name="Source_20_Text"><text:span text:style-name="T2">├── mnt <text:s text:c="9"/>(puntos de montaje temporales)</text:span></text:span></text:p>
      <text:p text:style-name="P29"><text:span text:style-name="Source_20_Text"><text:span text:style-name="T2">├── opt <text:s text:c="9"/>(paquetes de software opcionales)</text:span></text:span></text:p>
      <text:p text:style-name="P29"><text:span text:style-name="Source_20_Text"><text:span text:style-name="T2">├── proc <text:s text:c="8"/>(sistema de archivos virtual)</text:span></text:span></text:p>
      <text:p text:style-name="P29"><text:span text:style-name="Source_20_Text"><text:span text:style-name="T2">├── root <text:s text:c="8"/>(directorío de inicio del usuario root)</text:span></text:span></text:p>
      <text:p text:style-name="P29"><text:span text:style-name="Source_20_Text"><text:span text:style-name="T2">├── run <text:s text:c="9"/>(datos variables del sistema)</text:span></text:span></text:p>
      <text:p text:style-name="P29"><text:span text:style-name="Source_20_Text"><text:span text:style-name="T2">├── srv <text:s text:c="9"/>(datos servidos por el sistema)</text:span></text:span></text:p>
      <text:p text:style-name="P29"><text:span text:style-name="Source_20_Text"><text:span text:style-name="T2">├── sys <text:s text:c="9"/>(sistema de archivos virtual)</text:span></text:span></text:p>
      <text:p text:style-name="P29"><text:span text:style-name="Source_20_Text"><text:span text:style-name="T2">├── tmp <text:s text:c="9"/>(archivos temporales)</text:span></text:span></text:p>
      <text:p text:style-name="P29"><text:span text:style-name="Source_20_Text"><text:span text:style-name="T2">├── usr <text:s text:c="9"/>(recursos compartidos de solo lectura)</text:span></text:span></text:p>
      <text:p text:style-name="P29"><text:span text:style-name="Source_20_Text"><text:span text:style-name="T2">│ <text:s text:c="2"/>├── bin</text:span></text:span></text:p>
      <text:p text:style-name="P29"><text:span text:style-name="Source_20_Text"><text:span text:style-name="T2">│ <text:s text:c="2"/>├── lib</text:span></text:span></text:p>
      <text:p text:style-name="P29"><text:span text:style-name="Source_20_Text"><text:span text:style-name="T2">│ <text:s text:c="2"/>├── local</text:span></text:span></text:p>
      <text:p text:style-name="P29"><text:span text:style-name="Source_20_Text"><text:span text:style-name="T2">│ <text:s text:c="2"/>│ <text:s text:c="2"/>├── bin</text:span></text:span></text:p>
      <text:p text:style-name="P29"><text:span text:style-name="Source_20_Text"><text:span text:style-name="T2">│ <text:s text:c="2"/>│ <text:s text:c="2"/>├── lib</text:span></text:span></text:p>
      <text:p text:style-name="P29"><text:span text:style-name="Source_20_Text"><text:span text:style-name="T2">│ <text:s text:c="2"/>│ <text:s text:c="2"/>└── ...</text:span></text:span></text:p>
      <text:p text:style-name="P29"><text:span text:style-name="Source_20_Text"><text:span text:style-name="T2">│ <text:s text:c="2"/>├── sbin</text:span></text:span></text:p>
      <text:p text:style-name="P29"><text:span text:style-name="Source_20_Text"><text:span text:style-name="T2">│ <text:s text:c="2"/>├── share</text:span></text:span></text:p>
      <text:p text:style-name="P29"><text:span text:style-name="Source_20_Text"><text:span text:style-name="T2">│ <text:s text:c="2"/>│ <text:s text:c="2"/>├── doc</text:span></text:span></text:p>
      <text:p text:style-name="P29"><text:span text:style-name="Source_20_Text"><text:span text:style-name="T2">│ <text:s text:c="2"/>│ <text:s text:c="2"/>├── man</text:span></text:span></text:p>
      <text:p text:style-name="P29"><text:span text:style-name="Source_20_Text"><text:span text:style-name="T2">│ <text:s text:c="2"/>│ <text:s text:c="2"/>└── ...</text:span></text:span></text:p>
      <text:p text:style-name="P29"><text:span text:style-name="Source_20_Text"><text:span text:style-name="T2">│ <text:s text:c="2"/>└── ...</text:span></text:span></text:p>
      <text:p text:style-name="P26"><text:span text:style-name="Source_20_Text"><text:span text:style-name="T2">└── var <text:s text:c="9"/>(datos variables)</text:span></text:span></text:p>
      <text:p text:style-name="P29"><text:span text:style-name="Source_20_Text"><text:span text:style-name="T2"><text:s text:c="4"/>├── cache</text:span></text:span></text:p>
      <text:p text:style-name="P29"><text:span text:style-name="Source_20_Text"><text:span text:style-name="T2"><text:s text:c="4"/>├── lib</text:span></text:span></text:p>
      <text:p text:style-name="P29"><text:span text:style-name="Source_20_Text"><text:span text:style-name="T2"><text:s text:c="4"/>├── local</text:span></text:span></text:p>
      <text:p text:style-name="P28"><text:span text:style-name="Source_20_Text"><text:span text:style-name="T2"><text:s text:c="4"/>└── ...</text:span></text:span></text:p>
      <text:p text:style-name="P6"><text:soft-page-break/><text:span text:style-name="T2">Este es solo un esquema básico y generalizado. En cada directorio principal (</text:span><text:span text:style-name="Source_20_Text"><text:span text:style-name="T2">/bin</text:span></text:span><text:span text:style-name="T2">, </text:span><text:span text:style-name="Source_20_Text"><text:span text:style-name="T2">/home</text:span></text:span><text:span text:style-name="T2">, </text:span><text:span text:style-name="Source_20_Text"><text:span text:style-name="T2">/usr</text:span></text:span><text:span text:style-name="T2">, etc.), pueden haber subdirectorios adicionales y una variedad de archivos y subdirectorios específicos del sistema y del usuario.</text:span></text:p>
      <text:p text:style-name="P11"><draw:frame draw:style-name="fr2" draw:name="Imagen8" text:anchor-type="as-char" svg:width="0.635cm" svg:height="0.635cm" draw:z-index="23"><draw:image xlink:href="Pictures/100000000000007800000078204F9840E8B2114A.png" xlink:type="simple" xlink:show="embed" xlink:actuate="onLoad" draw:mime-type="image/png"/><svg:title>User</svg:title></draw:frame></text:p>
      <text:p text:style-name="P11">Tú</text:p>
      <text:p text:style-name="P11">Perfecto. Explica qué es una variable y como se define en bash. Ejemplo de su uso con el comando echo (explica la utilidad de este comando)</text:p>
      <text:p text:style-name="P10">ChatGPT</text:p>
      <text:p text:style-name="P8">En Bash, una variable es un contenedor que almacena un valor o una cadena de texto. Estas variables pueden ser utilizadas para almacenar información temporalmente, realizar operaciones aritméticas, personalizar el comportamiento de los scripts, y más. En Bash, las variables pueden ser locales o globales, dependiendo de dónde se definen y dónde se utilizan.</text:p>
      <text:p text:style-name="P8">Para definir una variable en Bash, se utiliza la siguiente sintaxis:</text:p>
      <text:p text:style-name="P7">bashCopy code</text:p>
      <text:p text:style-name="P3"><text:span text:style-name="Source_20_Text"><text:span text:style-name="T2">nombre_variable=valor</text:span></text:span></text:p>
      <text:p text:style-name="P6"><text:span text:style-name="T2">Por ejemplo, para definir una variable llamada </text:span><text:span text:style-name="Source_20_Text"><text:span text:style-name="T2">nombre</text:span></text:span><text:span text:style-name="T2"> con el valor "Juan", se haría de la siguiente manera:</text:span></text:p>
      <text:p text:style-name="P7">bashCopy code</text:p>
      <text:p text:style-name="P3"><text:span text:style-name="Source_20_Text"><text:span text:style-name="T2">nombre="Juan"</text:span></text:span></text:p>
      <text:p text:style-name="P6"><text:span text:style-name="T2">Y para acceder al valor de la variable, se precede el nombre de la variable con el símbolo </text:span><text:span text:style-name="Source_20_Text"><text:span text:style-name="T2">$</text:span></text:span><text:span text:style-name="T2">. Por lo tanto, para imprimir el valor de la variable </text:span><text:span text:style-name="Source_20_Text"><text:span text:style-name="T2">nombre</text:span></text:span><text:span text:style-name="T2">, usaríamos el comando </text:span><text:span text:style-name="Source_20_Text"><text:span text:style-name="T2">echo</text:span></text:span><text:span text:style-name="T2"> de la siguiente manera:</text:span></text:p>
      <text:p text:style-name="P7">bashCopy code</text:p>
      <text:p text:style-name="P3"><text:span text:style-name="Source_20_Text"><text:span text:style-name="T2">echo $nombre</text:span></text:span></text:p>
      <text:p text:style-name="P6"><text:span text:style-name="T2">El comando </text:span><text:span text:style-name="Source_20_Text"><text:span text:style-name="T2">echo</text:span></text:span><text:span text:style-name="T2"> se utiliza para imprimir texto en la pantalla. Es útil para mostrar mensajes, variables, o cualquier otro contenido en la salida estándar. En el contexto de Bash, </text:span><text:span text:style-name="Source_20_Text"><text:span text:style-name="T2">echo</text:span></text:span><text:span text:style-name="T2"> es especialmente útil para mostrar el valor de las variables. Por ejemplo, podemos usar </text:span><text:span text:style-name="Source_20_Text"><text:span text:style-name="T2">echo</text:span></text:span><text:span text:style-name="T2"> para mostrar un mensaje personalizado que incluya el valor de la variable </text:span><text:span text:style-name="Source_20_Text"><text:span text:style-name="T2">nombre</text:span></text:span><text:span text:style-name="T2"> definida anteriormente:</text:span></text:p>
      <text:p text:style-name="P7">bashCopy code</text:p>
      <text:p text:style-name="P3"><text:span text:style-name="Source_20_Text"><text:span text:style-name="T2">echo "¡Hola, $nombre!"</text:span></text:span></text:p>
      <text:p text:style-name="P6"><text:soft-page-break/><text:span text:style-name="T2">Este comando imprimirá "¡Hola, Juan!" en la pantalla. La variable </text:span><text:span text:style-name="Source_20_Text"><text:span text:style-name="T2">nombre</text:span></text:span><text:span text:style-name="T2"> se expandirá en su valor ("Juan") dentro del mensaje entre comillas dobles.</text:span></text:p>
      <text:p text:style-name="P11"><draw:frame draw:style-name="fr2" draw:name="Imagen9" text:anchor-type="as-char" svg:width="0.635cm" svg:height="0.635cm" draw:z-index="24"><draw:image xlink:href="Pictures/100000000000007800000078204F9840E8B2114A.png" xlink:type="simple" xlink:show="embed" xlink:actuate="onLoad" draw:mime-type="image/png"/><svg:title>User</svg:title></draw:frame></text:p>
      <text:p text:style-name="P11">Tú</text:p>
      <text:p text:style-name="P11">Explica las similitudes de generación de variables en powershell y cmd (windows)</text:p>
      <text:p text:style-name="P10">ChatGPT</text:p>
      <text:p text:style-name="P8">Tanto en PowerShell como en el símbolo del sistema de Windows (CMD), las variables se pueden definir y utilizar, pero existen algunas diferencias en la sintaxis y el manejo de las variables entre ambas.</text:p>
      <text:h text:style-name="P15" text:outline-level="3">PowerShell:</text:h>
      <text:p text:style-name="P8">En PowerShell, las variables se pueden definir de la siguiente manera:</text:p>
      <text:p text:style-name="P7">powershellCopy code</text:p>
      <text:p text:style-name="P3"><text:span text:style-name="Source_20_Text"><text:span text:style-name="T2">$nombre_variable = valor</text:span></text:span></text:p>
      <text:p text:style-name="P8">Por ejemplo:</text:p>
      <text:p text:style-name="P7">powershellCopy code</text:p>
      <text:p text:style-name="P3"><text:span text:style-name="Source_20_Text"><text:span text:style-name="T2">$nombre = "Juan"</text:span></text:span></text:p>
      <text:p text:style-name="P6"><text:span text:style-name="T2">Para acceder al valor de una variable en PowerShell, también se utiliza el símbolo </text:span><text:span text:style-name="Source_20_Text"><text:span text:style-name="T2">$</text:span></text:span><text:span text:style-name="T2">. Por ejemplo:</text:span></text:p>
      <text:p text:style-name="P7">powershellCopy code</text:p>
      <text:p text:style-name="P3"><text:span text:style-name="Source_20_Text"><text:span text:style-name="T2">Write-Host $nombre</text:span></text:span></text:p>
      <text:h text:style-name="P15" text:outline-level="3">Símbolo del sistema de Windows (CMD):</text:h>
      <text:p text:style-name="P6"><text:span text:style-name="T2">En el símbolo del sistema de Windows, las variables se definen de manera ligeramente diferente. Para definir una variable, se utiliza el comando </text:span><text:span text:style-name="Source_20_Text"><text:span text:style-name="T2">set</text:span></text:span><text:span text:style-name="T2"> de la siguiente manera:</text:span></text:p>
      <text:p text:style-name="P7">batchCopy code</text:p>
      <text:p text:style-name="P3"><text:span text:style-name="Source_20_Text"><text:span text:style-name="T2">set nombre_variable=valor</text:span></text:span></text:p>
      <text:p text:style-name="P8">Por ejemplo:</text:p>
      <text:p text:style-name="P7">batchCopy code</text:p>
      <text:p text:style-name="P3"><text:span text:style-name="Source_20_Text"><text:span text:style-name="T2">set nombre=Juan</text:span></text:span></text:p>
      <text:p text:style-name="P6"><text:span text:style-name="T2">Para acceder al valor de una variable en el símbolo del sistema de Windows, se utiliza el signo </text:span><text:span text:style-name="Source_20_Text"><text:span text:style-name="T2">%</text:span></text:span><text:span text:style-name="T2"> alrededor del nombre de la variable. Por ejemplo:</text:span></text:p>
      <text:p text:style-name="P7">batchCopy code</text:p>
      <text:p text:style-name="P3"><text:soft-page-break/><text:span text:style-name="Source_20_Text"><text:span text:style-name="T2">echo %nombre%</text:span></text:span></text:p>
      <text:h text:style-name="P15" text:outline-level="3">Similitudes:</text:h>
      <text:list text:style-name="L21">
        <text:list-item>
          <text:p text:style-name="P46">Ambos lenguajes de scripting permiten definir y utilizar variables para almacenar valores.</text:p>
        </text:list-item>
        <text:list-item>
          <text:p text:style-name="P46">En ambos casos, las variables se utilizan para realizar tareas como almacenar información temporalmente, personalizar scripts, etc.</text:p>
        </text:list-item>
        <text:list-item>
          <text:p text:style-name="P47">Se pueden utilizar en operaciones de scripting para realizar cálculos, comparaciones, y otras tareas.</text:p>
        </text:list-item>
      </text:list>
      <text:h text:style-name="P15" text:outline-level="3">Diferencias:</text:h>
      <text:list text:style-name="L22">
        <text:list-item>
          <text:p text:style-name="P76"><text:span text:style-name="T2">La sintaxis para definir variables es diferente entre PowerShell (</text:span><text:span text:style-name="Source_20_Text"><text:span text:style-name="T2">$nombre_variable = valor</text:span></text:span><text:span text:style-name="T2">) y CMD (</text:span><text:span text:style-name="Source_20_Text"><text:span text:style-name="T2">set nombre_variable=valor</text:span></text:span><text:span text:style-name="T2">).</text:span></text:p>
        </text:list-item>
        <text:list-item>
          <text:p text:style-name="P76"><text:span text:style-name="T2">La forma de acceder al valor de una variable también difiere entre PowerShell (</text:span><text:span text:style-name="Source_20_Text"><text:span text:style-name="T2">$nombre_variable</text:span></text:span><text:span text:style-name="T2">) y CMD (</text:span><text:span text:style-name="Source_20_Text"><text:span text:style-name="T2">%nombre_variable%</text:span></text:span><text:span text:style-name="T2">).</text:span></text:p>
        </text:list-item>
        <text:list-item>
          <text:p text:style-name="P48">PowerShell es un entorno más poderoso y orientado a objetos que proporciona una mayor flexibilidad y funcionalidades avanzadas en comparación con el símbolo del sistema de Windows (CMD).</text:p>
        </text:list-item>
      </text:list>
      <text:p text:style-name="P11"><draw:frame draw:style-name="fr2" draw:name="Imagen10" text:anchor-type="as-char" svg:width="0.635cm" svg:height="0.635cm" draw:z-index="25"><draw:image xlink:href="Pictures/100000000000007800000078204F9840E8B2114A.png" xlink:type="simple" xlink:show="embed" xlink:actuate="onLoad" draw:mime-type="image/png"/><svg:title>User</svg:title></draw:frame></text:p>
      <text:p text:style-name="P11">Tú</text:p>
      <text:p text:style-name="P11">Vale. Crea una lista en formato tabla con las variables especiales de bash (pid, código de salida, posicionales, nombre, número de argumentos ...etc) con ejemplos de uso y uno final como un script con el uso de tdas las variables y el comando sleep. </text:p>
      <text:p text:style-name="P10">ChatGPT</text:p>
      <text:p text:style-name="P8">Aquí tienes una tabla con algunas variables especiales de Bash, junto con ejemplos de su uso:</text:p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P5">Variable</text:p>
            </table:table-cell>
            <table:table-cell table:style-name="Tabla5.A1" office:value-type="string">
              <text:p text:style-name="P5">Descripción</text:p>
            </table:table-cell>
            <table:table-cell table:style-name="Tabla5.C1" office:value-type="string">
              <text:p text:style-name="P5">Ejemplo de uso</text:p>
            </table:table-cell>
          </table:table-row>
        </table:table-header-rows>
        <table:table-row>
          <table:table-cell table:style-name="Tabla5.A2" office:value-type="string">
            <text:p text:style-name="P4"><text:span text:style-name="Source_20_Text"><text:span text:style-name="T2">$0</text:span></text:span></text:p>
          </table:table-cell>
          <table:table-cell table:style-name="Tabla5.A2" office:value-type="string">
            <text:p text:style-name="P4">Nombre del script</text:p>
          </table:table-cell>
          <table:table-cell table:style-name="Tabla5.C2" office:value-type="string">
            <text:p text:style-name="P4"><text:span text:style-name="Source_20_Text"><text:span text:style-name="T2">echo "Nombre del script: $0"</text:span></text:span></text:p>
          </table:table-cell>
        </table:table-row>
        <table:table-row>
          <table:table-cell table:style-name="Tabla5.A2" office:value-type="string">
            <text:p text:style-name="P4"><text:span text:style-name="Source_20_Text"><text:span text:style-name="T2">$$</text:span></text:span></text:p>
          </table:table-cell>
          <table:table-cell table:style-name="Tabla5.A2" office:value-type="string">
            <text:p text:style-name="P4">ID de proceso del script (PID)</text:p>
          </table:table-cell>
          <table:table-cell table:style-name="Tabla5.C2" office:value-type="string">
            <text:p text:style-name="P4"><text:span text:style-name="Source_20_Text"><text:span text:style-name="T2">echo "ID de proceso: $$"</text:span></text:span></text:p>
          </table:table-cell>
        </table:table-row>
        <table:table-row>
          <table:table-cell table:style-name="Tabla5.A2" office:value-type="string">
            <text:p text:style-name="P4"><text:span text:style-name="Source_20_Text"><text:span text:style-name="T2">$?</text:span></text:span></text:p>
          </table:table-cell>
          <table:table-cell table:style-name="Tabla5.A2" office:value-type="string">
            <text:p text:style-name="P4">Código de salida del último comando ejecutado</text:p>
          </table:table-cell>
          <table:table-cell table:style-name="Tabla5.C2" office:value-type="string">
            <text:p text:style-name="P4"><text:span text:style-name="Source_20_Text"><text:span text:style-name="T2">echo "Código de salida: $?"</text:span></text:span></text:p>
          </table:table-cell>
        </table:table-row>
        <table:table-row>
          <table:table-cell table:style-name="Tabla5.A2" office:value-type="string">
            <text:p text:style-name="P4"><text:span text:style-name="Source_20_Text"><text:span text:style-name="T2">$#</text:span></text:span></text:p>
          </table:table-cell>
          <table:table-cell table:style-name="Tabla5.A2" office:value-type="string">
            <text:p text:style-name="P4">Número de argumentos pasados al script</text:p>
          </table:table-cell>
          <table:table-cell table:style-name="Tabla5.C2" office:value-type="string">
            <text:p text:style-name="P4"><text:span text:style-name="Source_20_Text"><text:span text:style-name="T2">echo "Número de argumentos: $#"</text:span></text:span></text:p>
          </table:table-cell>
        </table:table-row>
        <table:table-row>
          <table:table-cell table:style-name="Tabla5.A2" office:value-type="string">
            <text:p text:style-name="P4"><text:span text:style-name="Source_20_Text"><text:span text:style-name="T2">$*</text:span></text:span></text:p>
          </table:table-cell>
          <table:table-cell table:style-name="Tabla5.A2" office:value-type="string">
            <text:p text:style-name="P4">Todos los argumentos pasados al script como una sola cadena</text:p>
          </table:table-cell>
          <table:table-cell table:style-name="Tabla5.C2" office:value-type="string">
            <text:p text:style-name="P4"><text:span text:style-name="Source_20_Text"><text:span text:style-name="T2">echo "Argumentos: $*"</text:span></text:span></text:p>
          </table:table-cell>
        </table:table-row>
        <table:table-row>
          <table:table-cell table:style-name="Tabla5.A2" office:value-type="string">
            <text:p text:style-name="P4"><text:span text:style-name="Source_20_Text"><text:span text:style-name="T2">$@</text:span></text:span></text:p>
          </table:table-cell>
          <table:table-cell table:style-name="Tabla5.A2" office:value-type="string">
            <text:p text:style-name="P4">Todos los argumentos pasados al script como una lista de palabras</text:p>
          </table:table-cell>
          <table:table-cell table:style-name="Tabla5.C2" office:value-type="string">
            <text:p text:style-name="P4"><text:span text:style-name="Source_20_Text"><text:span text:style-name="T2">for arg in "$@"; do echo </text:span></text:span><text:soft-page-break/><text:span text:style-name="Source_20_Text"><text:span text:style-name="T2">"$arg"; done</text:span></text:span></text:p>
          </table:table-cell>
        </table:table-row>
        <table:table-row>
          <table:table-cell table:style-name="Tabla5.A2" office:value-type="string">
            <text:p text:style-name="P4"><text:span text:style-name="Source_20_Text"><text:span text:style-name="T2">$1</text:span></text:span>, <text:span text:style-name="Source_20_Text"><text:span text:style-name="T2">$2</text:span></text:span>, ...</text:p>
          </table:table-cell>
          <table:table-cell table:style-name="Tabla5.A2" office:value-type="string">
            <text:p text:style-name="P4">Argumentos posicionales</text:p>
          </table:table-cell>
          <table:table-cell table:style-name="Tabla5.C2" office:value-type="string">
            <text:p text:style-name="P4"><text:span text:style-name="Source_20_Text"><text:span text:style-name="T2">echo "Primer argumento: $1"</text:span></text:span></text:p>
          </table:table-cell>
        </table:table-row>
      </table:table>
      <text:p text:style-name="P6"><text:span text:style-name="T2">Ahora, aquí tienes un ejemplo de un script de Bash que utiliza estas variables especiales junto con el comando </text:span><text:span text:style-name="Source_20_Text"><text:span text:style-name="T2">sleep</text:span></text:span><text:span text:style-name="T2">:</text:span></text:p>
      <text:p text:style-name="P7">bashCopy code</text:p>
      <text:p text:style-name="P26"><text:span text:style-name="Source_20_Text"><text:span text:style-name="T2">#!/bin/bash</text:span></text:span></text:p>
      <text:p text:style-name="P29"/>
      <text:p text:style-name="P26"><text:span text:style-name="Source_20_Text"><text:span text:style-name="T2">echo "Nombre del script: $0"</text:span></text:span></text:p>
      <text:p text:style-name="P26"><text:span text:style-name="Source_20_Text"><text:span text:style-name="T2">echo "ID de proceso: $$"</text:span></text:span></text:p>
      <text:p text:style-name="P26"><text:span text:style-name="Source_20_Text"><text:span text:style-name="T2">echo "Número de argumentos: $#"</text:span></text:span></text:p>
      <text:p text:style-name="P26"><text:span text:style-name="Source_20_Text"><text:span text:style-name="T2">echo "Argumentos pasados: $*"</text:span></text:span></text:p>
      <text:p text:style-name="P29"/>
      <text:p text:style-name="P26"><text:span text:style-name="Source_20_Text"><text:span text:style-name="T2">echo "Listado de argumentos usando \$@:"</text:span></text:span></text:p>
      <text:p text:style-name="P26"><text:span text:style-name="Source_20_Text"><text:span text:style-name="T2">for arg in "$@"; do</text:span></text:span></text:p>
      <text:p text:style-name="P26"><text:span text:style-name="Source_20_Text"><text:span text:style-name="T2"><text:s text:c="4"/>echo "$arg"</text:span></text:span></text:p>
      <text:p text:style-name="P26"><text:span text:style-name="Source_20_Text"><text:span text:style-name="T2">done</text:span></text:span></text:p>
      <text:p text:style-name="P29"/>
      <text:p text:style-name="P26"><text:span text:style-name="Source_20_Text"><text:span text:style-name="T2">echo "Primer argumento: $1"</text:span></text:span></text:p>
      <text:p text:style-name="P26"><text:span text:style-name="Source_20_Text"><text:span text:style-name="T2">echo "Código de salida del último comando ejecutado: $?"</text:span></text:span></text:p>
      <text:p text:style-name="P29"/>
      <text:p text:style-name="P26"><text:span text:style-name="Source_20_Text"><text:span text:style-name="T2"># Dormir durante 5 segundos</text:span></text:span></text:p>
      <text:p text:style-name="P26"><text:span text:style-name="Source_20_Text"><text:span text:style-name="T2">echo "Durmiendo durante 5 segundos..."</text:span></text:span></text:p>
      <text:p text:style-name="P26"><text:span text:style-name="Source_20_Text"><text:span text:style-name="T2">sleep 5</text:span></text:span></text:p>
      <text:p text:style-name="P29"/>
      <text:p text:style-name="P3"><text:span text:style-name="Source_20_Text"><text:span text:style-name="T2">echo "¡Desperté!"</text:span></text:span></text:p>
      <text:p text:style-name="P6"><text:span text:style-name="T2">Este script muestra información sobre el script, el ID de proceso, el número de argumentos pasados, los argumentos pasados, el primer argumento, el código de salida del último comando ejecutado, y luego duerme durante 5 segundos utilizando el comando </text:span><text:span text:style-name="Source_20_Text"><text:span text:style-name="T2">sleep</text:span></text:span><text:span text:style-name="T2">.</text:span></text:p>
      <text:p text:style-name="P11"><draw:frame draw:style-name="fr2" draw:name="Imagen11" text:anchor-type="as-char" svg:width="0.635cm" svg:height="0.635cm" draw:z-index="26"><draw:image xlink:href="Pictures/100000000000007800000078204F9840E8B2114A.png" xlink:type="simple" xlink:show="embed" xlink:actuate="onLoad" draw:mime-type="image/png"/><svg:title>User</svg:title></draw:frame></text:p>
      <text:p text:style-name="P11">Tú</text:p>
      <text:p text:style-name="P11">Explica, programación con shell script, las estructuras de control básicas de bash (bifurcaciones, bucles, switch,, ...) genera un ejemplo final</text:p>
      <text:p text:style-name="P10">ChatGPT</text:p>
      <text:p text:style-name="P8">En la programación con shell script, las estructuras de control básicas en Bash incluyen bifurcaciones condicionales (if-else), bucles (for, while) y el uso de case para realizar una selección múltiple similar a un switch en otros lenguajes de programación. A continuación, explicaré brevemente cada una de estas estructuras de control junto con un ejemplo final que las utiliza:</text:p>
      <text:list text:style-name="L23">
        <text:list-item>
          <text:p text:style-name="P77"><text:soft-page-break/><text:span text:style-name="Strong_20_Emphasis"><text:span text:style-name="T2">Bifurcaciones condicionales (if-else)</text:span></text:span><text:span text:style-name="T2">:</text:span></text:p>
          <text:list>
            <text:list-item>
              <text:p text:style-name="P49">Permite ejecutar un conjunto de comandos basado en una condición.</text:p>
            </text:list-item>
            <text:list-item>
              <text:p text:style-name="P50">Sintaxis:</text:p>
              <text:p text:style-name="P22">bashCopy code</text:p>
              <text:p text:style-name="P32"><text:span text:style-name="Source_20_Text"><text:span text:style-name="T2">if condición; then</text:span></text:span></text:p>
              <text:p text:style-name="P33"><text:span text:style-name="Source_20_Text"><text:span text:style-name="T2"><text:s text:c="4"/>comandos_si_verdadero</text:span></text:span></text:p>
              <text:p text:style-name="P32"><text:span text:style-name="Source_20_Text"><text:span text:style-name="T2">else</text:span></text:span></text:p>
              <text:p text:style-name="P33"><text:span text:style-name="Source_20_Text"><text:span text:style-name="T2"><text:s text:c="4"/>comandos_si_falso</text:span></text:span></text:p>
              <text:p text:style-name="P31"><text:span text:style-name="Source_20_Text"><text:span text:style-name="T2">fi</text:span></text:span></text:p>
            </text:list-item>
            <text:list-item>
              <text:p text:style-name="P50">Ejemplo:</text:p>
              <text:p text:style-name="P22">bashCopy code</text:p>
              <text:p text:style-name="P32"><text:span text:style-name="Source_20_Text"><text:span text:style-name="T2">edad=18</text:span></text:span></text:p>
              <text:p text:style-name="P32"><text:span text:style-name="Source_20_Text"><text:span text:style-name="T2">if [ "$edad" -ge 18 ]; then</text:span></text:span></text:p>
              <text:p text:style-name="P32"><text:span text:style-name="Source_20_Text"><text:span text:style-name="T2"><text:s text:c="4"/>echo "Eres mayor de edad."</text:span></text:span></text:p>
              <text:p text:style-name="P32"><text:span text:style-name="Source_20_Text"><text:span text:style-name="T2">else</text:span></text:span></text:p>
              <text:p text:style-name="P32"><text:span text:style-name="Source_20_Text"><text:span text:style-name="T2"><text:s text:c="4"/>echo "Eres menor de edad."</text:span></text:span></text:p>
              <text:p text:style-name="P31"><text:span text:style-name="Source_20_Text"><text:span text:style-name="T2">fi</text:span></text:span></text:p>
            </text:list-item>
          </text:list>
        </text:list-item>
        <text:list-item>
          <text:p text:style-name="P77"><text:span text:style-name="Strong_20_Emphasis"><text:span text:style-name="T2">Bucles (for, while)</text:span></text:span><text:span text:style-name="T2">:</text:span></text:p>
          <text:list>
            <text:list-item>
              <text:p text:style-name="P77"><text:span text:style-name="Source_20_Text"><text:span text:style-name="T2">for</text:span></text:span><text:span text:style-name="T2">: Permite iterar sobre un conjunto de elementos.</text:span></text:p>
              <text:p text:style-name="P22">bashCopy code</text:p>
              <text:p text:style-name="P32"><text:span text:style-name="Source_20_Text"><text:span text:style-name="T2">for variable in elemento1 elemento2 ...; do</text:span></text:span></text:p>
              <text:p text:style-name="P33"><text:span text:style-name="Source_20_Text"><text:span text:style-name="T2"><text:s text:c="4"/>comandos</text:span></text:span></text:p>
              <text:p text:style-name="P31"><text:span text:style-name="Source_20_Text"><text:span text:style-name="T2">done</text:span></text:span></text:p>
            </text:list-item>
            <text:list-item>
              <text:p text:style-name="P77"><text:span text:style-name="Source_20_Text"><text:span text:style-name="T2">while</text:span></text:span><text:span text:style-name="T2">: Permite ejecutar un conjunto de comandos mientras se cumpla una condición.</text:span></text:p>
              <text:p text:style-name="P22">bashCopy code</text:p>
              <text:p text:style-name="P32"><text:span text:style-name="Source_20_Text"><text:span text:style-name="T2">while condición; do</text:span></text:span></text:p>
              <text:p text:style-name="P33"><text:span text:style-name="Source_20_Text"><text:span text:style-name="T2"><text:s text:c="4"/>comandos</text:span></text:span></text:p>
              <text:p text:style-name="P31"><text:span text:style-name="Source_20_Text"><text:span text:style-name="T2">done</text:span></text:span></text:p>
            </text:list-item>
            <text:list-item>
              <text:p text:style-name="P77"><text:span text:style-name="T2">Ejemplo (bucle </text:span><text:span text:style-name="Source_20_Text"><text:span text:style-name="T2">for</text:span></text:span><text:span text:style-name="T2">):</text:span></text:p>
              <text:p text:style-name="P22">bashCopy code</text:p>
              <text:p text:style-name="P32"><text:span text:style-name="Source_20_Text"><text:span text:style-name="T2">for i in 1 2 3 4 5; do</text:span></text:span></text:p>
              <text:p text:style-name="P32"><text:span text:style-name="Source_20_Text"><text:span text:style-name="T2"><text:s text:c="4"/>echo "Número: $i"</text:span></text:span></text:p>
              <text:p text:style-name="P31"><text:span text:style-name="Source_20_Text"><text:span text:style-name="T2">done</text:span></text:span></text:p>
            </text:list-item>
            <text:list-item>
              <text:p text:style-name="P77"><text:span text:style-name="T2">Ejemplo (bucle </text:span><text:span text:style-name="Source_20_Text"><text:span text:style-name="T2">while</text:span></text:span><text:span text:style-name="T2">):</text:span></text:p>
              <text:p text:style-name="P22"><text:soft-page-break/>bashCopy code</text:p>
              <text:p text:style-name="P32"><text:span text:style-name="Source_20_Text"><text:span text:style-name="T2">contador=0</text:span></text:span></text:p>
              <text:p text:style-name="P32"><text:span text:style-name="Source_20_Text"><text:span text:style-name="T2">while [ $contador -lt 5 ]; do</text:span></text:span></text:p>
              <text:p text:style-name="P32"><text:span text:style-name="Source_20_Text"><text:span text:style-name="T2"><text:s text:c="4"/>echo "Contador: $contador"</text:span></text:span></text:p>
              <text:p text:style-name="P33"><text:span text:style-name="Source_20_Text"><text:span text:style-name="T2"><text:s text:c="4"/>((contador++))</text:span></text:span></text:p>
              <text:p text:style-name="P31"><text:span text:style-name="Source_20_Text"><text:span text:style-name="T2">done</text:span></text:span></text:p>
            </text:list-item>
          </text:list>
        </text:list-item>
        <text:list-item>
          <text:p text:style-name="P77"><text:span text:style-name="Strong_20_Emphasis"><text:span text:style-name="T2">Selección múltiple (case)</text:span></text:span><text:span text:style-name="T2">:</text:span></text:p>
          <text:list>
            <text:list-item>
              <text:p text:style-name="P49">Permite realizar una selección múltiple similar a un switch en otros lenguajes de programación.</text:p>
            </text:list-item>
            <text:list-item>
              <text:p text:style-name="P50">Sintaxis:</text:p>
              <text:p text:style-name="P22">bashCopy code</text:p>
              <text:p text:style-name="P32"><text:span text:style-name="Source_20_Text"><text:span text:style-name="T2">case variable in</text:span></text:span></text:p>
              <text:p text:style-name="P33"><text:span text:style-name="Source_20_Text"><text:span text:style-name="T2"><text:s text:c="4"/>valor1)</text:span></text:span></text:p>
              <text:p text:style-name="P33"><text:span text:style-name="Source_20_Text"><text:span text:style-name="T2"><text:s text:c="8"/>comandos1;;</text:span></text:span></text:p>
              <text:p text:style-name="P33"><text:span text:style-name="Source_20_Text"><text:span text:style-name="T2"><text:s text:c="4"/>valor2)</text:span></text:span></text:p>
              <text:p text:style-name="P33"><text:span text:style-name="Source_20_Text"><text:span text:style-name="T2"><text:s text:c="8"/>comandos2;;</text:span></text:span></text:p>
              <text:p text:style-name="P33"><text:span text:style-name="Source_20_Text"><text:span text:style-name="T2"><text:s text:c="4"/>*)</text:span></text:span></text:p>
              <text:p text:style-name="P33"><text:span text:style-name="Source_20_Text"><text:span text:style-name="T2"><text:s text:c="8"/>comandos_por_defecto;;</text:span></text:span></text:p>
              <text:p text:style-name="P31"><text:span text:style-name="Source_20_Text"><text:span text:style-name="T2">esac</text:span></text:span></text:p>
            </text:list-item>
            <text:list-item>
              <text:p text:style-name="P50">Ejemplo:</text:p>
              <text:p text:style-name="P22">bashCopy code</text:p>
              <text:p text:style-name="P32"><text:span text:style-name="Source_20_Text"><text:span text:style-name="T2">opcion="a"</text:span></text:span></text:p>
              <text:p text:style-name="P32"><text:span text:style-name="Source_20_Text"><text:span text:style-name="T2">case $opcion in</text:span></text:span></text:p>
              <text:p text:style-name="P33"><text:span text:style-name="Source_20_Text"><text:span text:style-name="T2"><text:s text:c="4"/>a)</text:span></text:span></text:p>
              <text:p text:style-name="P32"><text:span text:style-name="Source_20_Text"><text:span text:style-name="T2"><text:s text:c="8"/>echo "Opción a seleccionada";;</text:span></text:span></text:p>
              <text:p text:style-name="P33"><text:span text:style-name="Source_20_Text"><text:span text:style-name="T2"><text:s text:c="4"/>b)</text:span></text:span></text:p>
              <text:p text:style-name="P32"><text:span text:style-name="Source_20_Text"><text:span text:style-name="T2"><text:s text:c="8"/>echo "Opción b seleccionada";;</text:span></text:span></text:p>
              <text:p text:style-name="P33"><text:span text:style-name="Source_20_Text"><text:span text:style-name="T2"><text:s text:c="4"/>*)</text:span></text:span></text:p>
              <text:p text:style-name="P32"><text:span text:style-name="Source_20_Text"><text:span text:style-name="T2"><text:s text:c="8"/>echo "Opción no reconocida";;</text:span></text:span></text:p>
              <text:p text:style-name="P31"><text:span text:style-name="Source_20_Text"><text:span text:style-name="T2">esac</text:span></text:span></text:p>
            </text:list-item>
          </text:list>
        </text:list-item>
        <text:list-item>
          <text:p text:style-name="P77"><text:span text:style-name="Strong_20_Emphasis"><text:span text:style-name="T2">Funciones</text:span></text:span><text:span text:style-name="T2">:</text:span></text:p>
          <text:list>
            <text:list-item>
              <text:p text:style-name="P49">Permiten agrupar un conjunto de comandos para ser reutilizados.</text:p>
            </text:list-item>
            <text:list-item>
              <text:p text:style-name="P50">Sintaxis:</text:p>
              <text:p text:style-name="P22">bashCopy code</text:p>
              <text:p text:style-name="P32"><text:span text:style-name="Source_20_Text"><text:span text:style-name="T2">function nombre_función {</text:span></text:span></text:p>
              <text:p text:style-name="P33"><text:span text:style-name="Source_20_Text"><text:span text:style-name="T2"><text:s text:c="4"/>comandos</text:span></text:span></text:p>
              <text:p text:style-name="P30"><text:span text:style-name="Source_20_Text"><text:span text:style-name="T2">}</text:span></text:span></text:p>
            </text:list-item>
            <text:list-item>
              <text:p text:style-name="P50">Ejemplo:</text:p>
              <text:p text:style-name="P22"><text:soft-page-break/>bashCopy code</text:p>
              <text:p text:style-name="P32"><text:span text:style-name="Source_20_Text"><text:span text:style-name="T2">function saludo {</text:span></text:span></text:p>
              <text:p text:style-name="P32"><text:span text:style-name="Source_20_Text"><text:span text:style-name="T2"><text:s text:c="4"/>echo "¡Hola, mundo!"</text:span></text:span></text:p>
              <text:p text:style-name="P33"><text:span text:style-name="Source_20_Text"><text:span text:style-name="T2">}</text:span></text:span></text:p>
              <text:p text:style-name="P30"><text:span text:style-name="Source_20_Text"><text:span text:style-name="T2">saludo</text:span></text:span></text:p>
            </text:list-item>
          </text:list>
        </text:list-item>
      </text:list>
      <text:p text:style-name="P8">Ahora, un ejemplo final que utiliza estas estructuras de control en un script de Bash:</text:p>
      <text:p text:style-name="P7">bashCopy code</text:p>
      <text:p text:style-name="P26"><text:span text:style-name="Source_20_Text"><text:span text:style-name="T2">#!/bin/bash</text:span></text:span></text:p>
      <text:p text:style-name="P29"/>
      <text:p text:style-name="P26"><text:span text:style-name="Source_20_Text"><text:span text:style-name="T2"># Bifurcación condicional (if-else)</text:span></text:span></text:p>
      <text:p text:style-name="P29"><text:span text:style-name="Source_20_Text"><text:span text:style-name="T2">edad=18</text:span></text:span></text:p>
      <text:p text:style-name="P26"><text:span text:style-name="Source_20_Text"><text:span text:style-name="T2">if [ "$edad" -ge 18 ]; then</text:span></text:span></text:p>
      <text:p text:style-name="P26"><text:span text:style-name="Source_20_Text"><text:span text:style-name="T2"><text:s text:c="4"/>echo "Eres mayor de edad."</text:span></text:span></text:p>
      <text:p text:style-name="P26"><text:span text:style-name="Source_20_Text"><text:span text:style-name="T2">else</text:span></text:span></text:p>
      <text:p text:style-name="P26"><text:span text:style-name="Source_20_Text"><text:span text:style-name="T2"><text:s text:c="4"/>echo "Eres menor de edad."</text:span></text:span></text:p>
      <text:p text:style-name="P26"><text:span text:style-name="Source_20_Text"><text:span text:style-name="T2">fi</text:span></text:span></text:p>
      <text:p text:style-name="P29"/>
      <text:p text:style-name="P26"><text:span text:style-name="Source_20_Text"><text:span text:style-name="T2"># Bucle (for)</text:span></text:span></text:p>
      <text:p text:style-name="P26"><text:span text:style-name="Source_20_Text"><text:span text:style-name="T2">echo "Bucle for:"</text:span></text:span></text:p>
      <text:p text:style-name="P26"><text:span text:style-name="Source_20_Text"><text:span text:style-name="T2">for i in {1..5}; do</text:span></text:span></text:p>
      <text:p text:style-name="P26"><text:span text:style-name="Source_20_Text"><text:span text:style-name="T2"><text:s text:c="4"/>echo "Número: $i"</text:span></text:span></text:p>
      <text:p text:style-name="P26"><text:span text:style-name="Source_20_Text"><text:span text:style-name="T2">done</text:span></text:span></text:p>
      <text:p text:style-name="P29"/>
      <text:p text:style-name="P26"><text:span text:style-name="Source_20_Text"><text:span text:style-name="T2"># Bucle (while)</text:span></text:span></text:p>
      <text:p text:style-name="P26"><text:span text:style-name="Source_20_Text"><text:span text:style-name="T2">echo "Bucle while:"</text:span></text:span></text:p>
      <text:p text:style-name="P29"><text:span text:style-name="Source_20_Text"><text:span text:style-name="T2">contador=0</text:span></text:span></text:p>
      <text:p text:style-name="P26"><text:span text:style-name="Source_20_Text"><text:span text:style-name="T2">while [ $contador -lt 5 ]; do</text:span></text:span></text:p>
      <text:p text:style-name="P26"><text:span text:style-name="Source_20_Text"><text:span text:style-name="T2"><text:s text:c="4"/>echo "Contador: $contador"</text:span></text:span></text:p>
      <text:p text:style-name="P29"><text:span text:style-name="Source_20_Text"><text:span text:style-name="T2"><text:s text:c="4"/>((contador++))</text:span></text:span></text:p>
      <text:p text:style-name="P26"><text:span text:style-name="Source_20_Text"><text:span text:style-name="T2">done</text:span></text:span></text:p>
      <text:p text:style-name="P29"/>
      <text:p text:style-name="P26"><text:span text:style-name="Source_20_Text"><text:span text:style-name="T2"># Selección múltiple (case)</text:span></text:span></text:p>
      <text:p text:style-name="P26"><text:span text:style-name="Source_20_Text"><text:span text:style-name="T2">opcion="b"</text:span></text:span></text:p>
      <text:p text:style-name="P26"><text:span text:style-name="Source_20_Text"><text:span text:style-name="T2">case $opcion in</text:span></text:span></text:p>
      <text:p text:style-name="P29"><text:span text:style-name="Source_20_Text"><text:span text:style-name="T2"><text:s text:c="4"/>a)</text:span></text:span></text:p>
      <text:p text:style-name="P26"><text:span text:style-name="Source_20_Text"><text:span text:style-name="T2"><text:s text:c="8"/>echo "Opción a seleccionada";;</text:span></text:span></text:p>
      <text:p text:style-name="P29"><text:span text:style-name="Source_20_Text"><text:span text:style-name="T2"><text:s text:c="4"/>b)</text:span></text:span></text:p>
      <text:p text:style-name="P26"><text:span text:style-name="Source_20_Text"><text:span text:style-name="T2"><text:s text:c="8"/>echo "Opción b seleccionada";;</text:span></text:span></text:p>
      <text:p text:style-name="P29"><text:span text:style-name="Source_20_Text"><text:span text:style-name="T2"><text:s text:c="4"/>*)</text:span></text:span></text:p>
      <text:p text:style-name="P26"><text:span text:style-name="Source_20_Text"><text:span text:style-name="T2"><text:s text:c="8"/>echo "Opción no reconocida";;</text:span></text:span></text:p>
      <text:p text:style-name="P26"><text:span text:style-name="Source_20_Text"><text:span text:style-name="T2">esac</text:span></text:span></text:p>
      <text:p text:style-name="P29"/>
      <text:p text:style-name="P26"><text:span text:style-name="Source_20_Text"><text:span text:style-name="T2"># Función</text:span></text:span></text:p>
      <text:p text:style-name="P26"><text:span text:style-name="Source_20_Text"><text:span text:style-name="T2">function saludo {</text:span></text:span></text:p>
      <text:p text:style-name="P26"><text:span text:style-name="Source_20_Text"><text:span text:style-name="T2"><text:s text:c="4"/>echo "¡Hola, mundo!"</text:span></text:span></text:p>
      <text:p text:style-name="P29"><text:span text:style-name="Source_20_Text"><text:span text:style-name="T2">}</text:span></text:span></text:p>
      <text:p text:style-name="P28"><text:span text:style-name="Source_20_Text"><text:span text:style-name="T2">saludo</text:span></text:span></text:p>
      <text:p text:style-name="P6"><text:soft-page-break/><text:span text:style-name="T2">Este script realiza una bifurcación condicional para determinar si una persona es mayor o menor de edad, luego imprime números usando un bucle </text:span><text:span text:style-name="Source_20_Text"><text:span text:style-name="T2">for</text:span></text:span><text:span text:style-name="T2">, cuenta usando un bucle </text:span><text:span text:style-name="Source_20_Text"><text:span text:style-name="T2">while</text:span></text:span><text:span text:style-name="T2">, realiza una selección múltiple utilizando </text:span><text:span text:style-name="Source_20_Text"><text:span text:style-name="T2">case</text:span></text:span><text:span text:style-name="T2">, y finalmente define y llama a una función de saludo.</text:span></text:p>
      <text:p text:style-name="P11"><draw:frame draw:style-name="fr2" draw:name="Imagen12" text:anchor-type="as-char" svg:width="0.635cm" svg:height="0.635cm" draw:z-index="27"><draw:image xlink:href="Pictures/100000000000007800000078204F9840E8B2114A.png" xlink:type="simple" xlink:show="embed" xlink:actuate="onLoad" draw:mime-type="image/png"/><svg:title>User</svg:title></draw:frame></text:p>
      <text:p text:style-name="P11">Tú</text:p>
      <text:p text:style-name="P11">Explica los descriptores de ficheros y su relación con la simbología (&gt;&lt; 2 1 0 &amp; y ejemplos de uso con el comando echo y cat (explícalos) ) </text:p>
      <text:p text:style-name="P10">ChatGPT</text:p>
      <text:p text:style-name="P8">Los descriptores de archivos son identificadores numéricos que el sistema operativo asigna a los archivos abiertos por un proceso. En sistemas basados en Unix, como Linux, cada proceso tiene tres descriptores de archivos abiertos por defecto:</text:p>
      <text:list text:style-name="L24">
        <text:list-item>
          <text:p text:style-name="P78"><text:span text:style-name="T2">Descriptor de archivo 0 (</text:span><text:span text:style-name="Source_20_Text"><text:span text:style-name="T2">stdin</text:span></text:span><text:span text:style-name="T2">): Entrada estándar. Por defecto, está asociado al teclado y se usa para leer datos.</text:span></text:p>
        </text:list-item>
        <text:list-item>
          <text:p text:style-name="P78"><text:span text:style-name="T2">Descriptor de archivo 1 (</text:span><text:span text:style-name="Source_20_Text"><text:span text:style-name="T2">stdout</text:span></text:span><text:span text:style-name="T2">): Salida estándar. Por defecto, está asociado a la pantalla y se usa para escribir datos.</text:span></text:p>
        </text:list-item>
        <text:list-item>
          <text:p text:style-name="P79"><text:span text:style-name="T2">Descriptor de archivo 2 (</text:span><text:span text:style-name="Source_20_Text"><text:span text:style-name="T2">stderr</text:span></text:span><text:span text:style-name="T2">): Salida de error estándar. Por defecto, está asociado a la pantalla y se usa para escribir mensajes de error.</text:span></text:p>
        </text:list-item>
      </text:list>
      <text:p text:style-name="P8">Ahora, la simbología que mencionaste se utiliza en el contexto de redirección y ejecución de comandos en la línea de comandos de Unix/Linux:</text:p>
      <text:list text:style-name="L25">
        <text:list-item>
          <text:p text:style-name="P80"><text:span text:style-name="Source_20_Text"><text:span text:style-name="T2">&gt;</text:span></text:span><text:span text:style-name="T2">: Redirige la salida estándar de un comando a un archivo. Por ejemplo, </text:span><text:span text:style-name="Source_20_Text"><text:span text:style-name="T2">comando &gt; archivo.txt</text:span></text:span><text:span text:style-name="T2"> escribirá la salida del comando en </text:span><text:span text:style-name="Source_20_Text"><text:span text:style-name="T2">archivo.txt</text:span></text:span><text:span text:style-name="T2">.</text:span></text:p>
        </text:list-item>
        <text:list-item>
          <text:p text:style-name="P80"><text:span text:style-name="Source_20_Text"><text:span text:style-name="T2">&lt;</text:span></text:span><text:span text:style-name="T2">: Redirige la entrada estándar de un comando desde un archivo. Por ejemplo, </text:span><text:span text:style-name="Source_20_Text"><text:span text:style-name="T2">comando &lt; archivo.txt</text:span></text:span><text:span text:style-name="T2"> usará </text:span><text:span text:style-name="Source_20_Text"><text:span text:style-name="T2">archivo.txt</text:span></text:span><text:span text:style-name="T2"> como entrada para el comando.</text:span></text:p>
        </text:list-item>
        <text:list-item>
          <text:p text:style-name="P80"><text:span text:style-name="Source_20_Text"><text:span text:style-name="T2">2&gt;</text:span></text:span><text:span text:style-name="T2">: Redirige la salida de error estándar de un comando a un archivo. Por ejemplo, </text:span><text:span text:style-name="Source_20_Text"><text:span text:style-name="T2">comando 2&gt; error.txt</text:span></text:span><text:span text:style-name="T2"> escribirá los mensajes de error en </text:span><text:span text:style-name="Source_20_Text"><text:span text:style-name="T2">error.txt</text:span></text:span><text:span text:style-name="T2">.</text:span></text:p>
        </text:list-item>
        <text:list-item>
          <text:p text:style-name="P80"><text:span text:style-name="Source_20_Text"><text:span text:style-name="T2">&amp;</text:span></text:span><text:span text:style-name="T2">: Permite combinar los descriptores de archivo. Por ejemplo, </text:span><text:span text:style-name="Source_20_Text"><text:span text:style-name="T2">2&gt;&amp;1</text:span></text:span><text:span text:style-name="T2"> combinará la salida de error estándar con la salida estándar.</text:span></text:p>
        </text:list-item>
        <text:list-item>
          <text:p text:style-name="P81"><text:span text:style-name="Source_20_Text"><text:span text:style-name="T2">&amp;</text:span></text:span><text:span text:style-name="T2">: En el contexto de la ejecución de comandos, se usa para ejecutar un comando en segundo plano. Por ejemplo, </text:span><text:span text:style-name="Source_20_Text"><text:span text:style-name="T2">comando &amp;</text:span></text:span><text:span text:style-name="T2"> ejecutará </text:span><text:span text:style-name="Source_20_Text"><text:span text:style-name="T2">comando</text:span></text:span><text:span text:style-name="T2"> en segundo plano.</text:span></text:p>
        </text:list-item>
      </text:list>
      <text:p text:style-name="P6"><text:span text:style-name="T2">Ahora, vamos a ver algunos ejemplos de uso de estos descriptores de archivo con los comandos </text:span><text:span text:style-name="Source_20_Text"><text:span text:style-name="T2">echo</text:span></text:span><text:span text:style-name="T2"> y </text:span><text:span text:style-name="Source_20_Text"><text:span text:style-name="T2">cat</text:span></text:span><text:span text:style-name="T2">:</text:span></text:p>
      <text:list text:style-name="L26">
        <text:list-item>
          <text:p text:style-name="P83"><text:span text:style-name="T2">Ejemplo con </text:span><text:span text:style-name="Source_20_Text"><text:span text:style-name="T2">echo</text:span></text:span><text:span text:style-name="T2">:</text:span></text:p>
          <text:list>
            <text:list-item>
              <text:p text:style-name="P82"><text:soft-page-break/><text:span text:style-name="Source_20_Text"><text:span text:style-name="T2">echo "Hola" &gt; archivo.txt</text:span></text:span><text:span text:style-name="T2">: Esto redirige la salida estándar del comando </text:span><text:span text:style-name="Source_20_Text"><text:span text:style-name="T2">echo</text:span></text:span><text:span text:style-name="T2"> al archivo </text:span><text:span text:style-name="Source_20_Text"><text:span text:style-name="T2">archivo.txt</text:span></text:span><text:span text:style-name="T2">, creando un archivo que contiene el texto "Hola".</text:span></text:p>
            </text:list-item>
            <text:list-item>
              <text:p text:style-name="P82"><text:span text:style-name="Source_20_Text"><text:span text:style-name="T2">echo "Error" 1&gt;&amp;2</text:span></text:span><text:span text:style-name="T2">: Esto redirige la salida estándar del comando </text:span><text:span text:style-name="Source_20_Text"><text:span text:style-name="T2">echo</text:span></text:span><text:span text:style-name="T2"> al descriptor de error estándar, por lo que el mensaje "Error" se mostrará como un mensaje de error.</text:span></text:p>
            </text:list-item>
          </text:list>
        </text:list-item>
        <text:list-item>
          <text:p text:style-name="P83"><text:span text:style-name="T2">Ejemplo con </text:span><text:span text:style-name="Source_20_Text"><text:span text:style-name="T2">cat</text:span></text:span><text:span text:style-name="T2">:</text:span></text:p>
          <text:list>
            <text:list-item>
              <text:p text:style-name="P82"><text:span text:style-name="Source_20_Text"><text:span text:style-name="T2">cat &lt; archivo.txt</text:span></text:span><text:span text:style-name="T2">: Esto utiliza el contenido de </text:span><text:span text:style-name="Source_20_Text"><text:span text:style-name="T2">archivo.txt</text:span></text:span><text:span text:style-name="T2"> como entrada para el comando </text:span><text:span text:style-name="Source_20_Text"><text:span text:style-name="T2">cat</text:span></text:span><text:span text:style-name="T2">, que lo muestra en la salida estándar.</text:span></text:p>
            </text:list-item>
            <text:list-item>
              <text:p text:style-name="P83"><text:span text:style-name="Source_20_Text"><text:span text:style-name="T2">cat archivo_no_existente 2&gt; errores.txt</text:span></text:span><text:span text:style-name="T2">: Esto redirige los mensajes de error generados por </text:span><text:span text:style-name="Source_20_Text"><text:span text:style-name="T2">cat</text:span></text:span><text:span text:style-name="T2"> (ya que el archivo </text:span><text:span text:style-name="Source_20_Text"><text:span text:style-name="T2">archivo_no_existente</text:span></text:span><text:span text:style-name="T2"> no existe) al archivo </text:span><text:span text:style-name="Source_20_Text"><text:span text:style-name="T2">errores.txt</text:span></text:span><text:span text:style-name="T2">.</text:span>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opacity="50%"/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427" officeooo:paragraph-rsid="0004e4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F SAN BLAS – Curso MONTAJE SISTEMAS MICROINFORMÁTIC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6:56:00.328088129</meta:creation-date>
    <dc:date>2024-03-05T18:57:19.700622723</dc:date>
    <meta:editing-duration>PT13H39M22S</meta:editing-duration>
    <meta:editing-cycles>21</meta:editing-cycles>
    <meta:generator>LibreOffice/7.6.2.1$Linux_X86_64 LibreOffice_project/56f7684011345957bbf33a7ee678afaf4d2ba333</meta:generator>
    <meta:document-statistic meta:table-count="5" meta:image-count="12" meta:object-count="0" meta:page-count="18" meta:paragraph-count="512" meta:word-count="4177" meta:character-count="26007" meta:non-whitespace-character-count="22099"/>
  </office:meta>
</office:document-meta>
</file>